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8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">
      <style:table-cell-properties fo:border="0.74pt solid #000000"/>
      <style:text-properties style:font-name="Times New Roman"/>
    </style:style>
    <style:style style:name="ce10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="0.74pt solid #000000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3"/>
        <table:table-column table:style-name="co3" table:default-cell-style-name="ce83"/>
        <table:table-column table:style-name="co2" table:number-columns-repeated="2" table:default-cell-style-name="ce91"/>
        <table:table-column table:style-name="co4" table:default-cell-style-name="ce96"/>
        <table:table-column table:style-name="co5" table:default-cell-style-name="ce105"/>
        <table:table-column table:style-name="co6" table:default-cell-style-name="ce96"/>
        <table:table-column table:style-name="co6" table:default-cell-style-name="ce115"/>
        <table:table-column table:style-name="co7" table:number-columns-repeated="1011" table:default-cell-style-name="ce117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92" office:value-type="string" calcext:value-type="string" table:number-columns-spanned="1" table:number-rows-spanned="4">
            <text:p>Hours</text:p>
          </table:table-cell>
          <table:table-cell table:style-name="ce98" office:value-type="string" calcext:value-type="string">
            <text:p>Task Count</text:p>
          </table:table-cell>
          <table:table-cell table:style-name="ce107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77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92"/>
          <table:table-cell table:style-name="ce99" table:formula="of:=SUM([.G5:.G87])" office:value-type="float" office:value="83" calcext:value-type="float">
            <text:p>83</text:p>
          </table:table-cell>
          <table:table-cell table:style-name="ce101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92"/>
          <table:table-cell table:style-name="ce100" office:value-type="string" calcext:value-type="string">
            <text:p>Mean Tasks</text:p>
          </table:table-cell>
          <table:table-cell table:style-name="ce100" office:value-type="string" calcext:value-type="string">
            <text:p>Mean Hours</text:p>
          </table:table-cell>
          <table:table-cell table:style-name="ce114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92"/>
          <table:table-cell table:style-name="ce101" table:formula="of:=[.G2]/[.A2]" office:value-type="float" office:value="5.53333333333333" calcext:value-type="float">
            <text:p>5,53</text:p>
          </table:table-cell>
          <table:table-cell table:style-name="ce101" table:formula="of:=[.H2]/[.A2]" office:value-type="float" office:value="4.41333333331264" calcext:value-type="float">
            <text:p>4,41</text:p>
          </table:table-cell>
          <table:table-cell table:style-name="ce114" table:number-columns-repeated="2"/>
          <table:table-cell table:number-columns-repeated="1010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1" office:value-type="date" office:date-value="2023-08-17" calcext:value-type="date">
            <text:p>17.08.2023</text:p>
          </table:table-cell>
          <table:table-cell table:style-name="ce81"/>
          <table:table-cell table:style-name="ce85" office:value-type="time" office:time-value="PT11H04M00S" calcext:value-type="time">
            <text:p>11:04:00</text:p>
          </table:table-cell>
          <table:table-cell table:style-name="ce85" office:value-type="time" office:time-value="PT11H14M00S" calcext:value-type="time">
            <text:p>11:14:00</text:p>
          </table:table-cell>
          <table:table-cell table:style-name="ce93" table:formula="of:=([.E5] - [.D5])*24" office:value-type="float" office:value="0.166666666666667" calcext:value-type="float">
            <text:p>0,1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4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1H44M00S" calcext:value-type="time">
            <text:p>11:44:00</text:p>
          </table:table-cell>
          <table:table-cell table:style-name="ce86" office:value-type="time" office:time-value="PT13H46M00S" calcext:value-type="time">
            <text:p>13:46:00</text:p>
          </table:table-cell>
          <table:table-cell table:style-name="ce94" table:formula="of:=([.E6] - [.D6])*24" office:value-type="float" office:value="2.03333333333333" calcext:value-type="float">
            <text:p>2,03</text:p>
          </table:table-cell>
          <table:covered-table-cell table:style-name="ce103"/>
          <table:covered-table-cell table:style-name="ce94"/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47M00S" calcext:value-type="time">
            <text:p>13:47:00</text:p>
          </table:table-cell>
          <table:table-cell table:style-name="ce86" office:value-type="time" office:time-value="PT14H00M00S" calcext:value-type="time">
            <text:p>14:00:00</text:p>
          </table:table-cell>
          <table:table-cell table:style-name="ce94" table:formula="of:=([.E7] - [.D7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01M00S" calcext:value-type="time">
            <text:p>14:01:00</text:p>
          </table:table-cell>
          <table:table-cell table:style-name="ce86" office:value-type="time" office:time-value="PT14H33M00S" calcext:value-type="time">
            <text:p>14:33:00</text:p>
          </table:table-cell>
          <table:table-cell table:style-name="ce94" table:formula="of:=([.E8] - [.D8])*24" office:value-type="float" office:value="0.533333333333334" calcext:value-type="float">
            <text:p>0,5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0M00S" calcext:value-type="time">
            <text:p>16:40:00</text:p>
          </table:table-cell>
          <table:table-cell table:style-name="ce86" office:value-type="time" office:time-value="PT17H24M00S" calcext:value-type="time">
            <text:p>17:24:00</text:p>
          </table:table-cell>
          <table:table-cell table:style-name="ce94" table:formula="of:=([.E9] - [.D9])*24" office:value-type="float" office:value="0.733333333333336" calcext:value-type="float">
            <text:p>0,7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33M00S" calcext:value-type="time">
            <text:p>19:33:00</text:p>
          </table:table-cell>
          <table:table-cell table:style-name="ce87" office:value-type="time" office:time-value="PT20H06M00S" calcext:value-type="time">
            <text:p>20:06:00</text:p>
          </table:table-cell>
          <table:table-cell table:style-name="ce94" table:formula="of:=([.E10] - [.D10])*24" office:value-type="float" office:value="0.550000000000001" calcext:value-type="float">
            <text:p>0,5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2H16M00S" calcext:value-type="time">
            <text:p>22:16:00</text:p>
          </table:table-cell>
          <table:table-cell table:style-name="ce86" office:value-type="time" office:time-value="PT23H34M00S" calcext:value-type="time">
            <text:p>23:34:00</text:p>
          </table:table-cell>
          <table:table-cell table:style-name="ce94" table:formula="of:=([.E11] - [.D11])*24" office:value-type="float" office:value="1.3" calcext:value-type="float">
            <text:p>1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2">
          <table:table-cell table:style-name="ce78" office:value-type="float" office:value="2" calcext:value-type="float">
            <text:p>2</text:p>
          </table:table-cell>
          <table:table-cell table:style-name="ce81" office:value-type="date" office:date-value="2023-08-18" calcext:value-type="date">
            <text:p>18.08.2023</text:p>
          </table:table-cell>
          <table:table-cell table:style-name="ce81"/>
          <table:table-cell table:style-name="ce85" office:value-type="time" office:time-value="PT14H19M00S" calcext:value-type="time">
            <text:p>14:19:00</text:p>
          </table:table-cell>
          <table:table-cell table:style-name="ce85" office:value-type="time" office:time-value="PT15H11M00S" calcext:value-type="time">
            <text:p>15:11:00</text:p>
          </table:table-cell>
          <table:table-cell table:style-name="ce93" table:formula="of:=([.E12] - [.D12])*24" office:value-type="float" office:value="0.866666666666666" calcext:value-type="float">
            <text:p>0,87</text:p>
          </table:table-cell>
          <table:table-cell table:style-name="ce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4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759H51M00.000000335S" calcext:value-type="time">
            <text:p>15:51:00</text:p>
          </table:table-cell>
          <table:table-cell table:style-name="ce87" office:value-type="time" office:time-value="PT1083769H14M00.000000224S" calcext:value-type="time">
            <text:p>01:14:00</text:p>
          </table:table-cell>
          <table:table-cell table:style-name="ce94" table:formula="of:=([.E13] - [.D13])*24" office:value-type="float" office:value="9.38333333318587" calcext:value-type="float">
            <text:p>9,3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1" office:value-type="date" office:date-value="2023-08-19" calcext:value-type="date">
            <text:p>19.08.2023</text:p>
          </table:table-cell>
          <table:table-cell table:style-name="ce81"/>
          <table:table-cell table:style-name="ce85" office:value-type="time" office:time-value="PT13H02M00S" calcext:value-type="time">
            <text:p>13:02:00</text:p>
          </table:table-cell>
          <table:table-cell table:style-name="ce85" office:value-type="time" office:time-value="PT13H07M00S" calcext:value-type="time">
            <text:p>13:07:00</text:p>
          </table:table-cell>
          <table:table-cell table:style-name="ce93" table:formula="of:=([.E14]-[.D14])*24" office:value-type="float" office:value="0.083333333333333" calcext:value-type="float">
            <text:p>0,08</text:p>
          </table:table-cell>
          <table:table-cell table:style-name="ce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4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15M00S" calcext:value-type="time">
            <text:p>13:15:00</text:p>
          </table:table-cell>
          <table:table-cell table:style-name="ce86" office:value-type="time" office:time-value="PT13H38M00S" calcext:value-type="time">
            <text:p>13:38:00</text:p>
          </table:table-cell>
          <table:table-cell table:style-name="ce94" table:formula="of:=([.E15]-[.D15])*24" office:value-type="float" office:value="0.383333333333335" calcext:value-type="float">
            <text:p>0,3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39M00S" calcext:value-type="time">
            <text:p>13:39:00</text:p>
          </table:table-cell>
          <table:table-cell table:style-name="ce86" office:value-type="time" office:time-value="PT14H18M00S" calcext:value-type="time">
            <text:p>14:18:00</text:p>
          </table:table-cell>
          <table:table-cell table:style-name="ce94" table:formula="of:=([.E16]-[.D16])*24" office:value-type="float" office:value="0.65" calcext:value-type="float">
            <text:p>0,65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12M00S" calcext:value-type="time">
            <text:p>16:12:00</text:p>
          </table:table-cell>
          <table:table-cell table:style-name="ce86" office:value-type="time" office:time-value="PT16H34M00S" calcext:value-type="time">
            <text:p>16:34:00</text:p>
          </table:table-cell>
          <table:table-cell table:style-name="ce94" table:formula="of:=([.E17]-[.D17])*24" office:value-type="float" office:value="0.366666666666668" calcext:value-type="float">
            <text:p>0,37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9M00S" calcext:value-type="time">
            <text:p>16:49:00</text:p>
          </table:table-cell>
          <table:table-cell table:style-name="ce87" office:value-type="time" office:time-value="PT16H58M00S" calcext:value-type="time">
            <text:p>16:58:00</text:p>
          </table:table-cell>
          <table:table-cell table:style-name="ce94" table:formula="of:=([.E18]-[.D18])*24" office:value-type="float" office:value="0.149999999999999" calcext:value-type="float">
            <text:p>0,15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13M00S" calcext:value-type="time">
            <text:p>18:13:00</text:p>
          </table:table-cell>
          <table:table-cell table:style-name="ce87" office:value-type="time" office:time-value="PT18H56M00S" calcext:value-type="time">
            <text:p>18:56:00</text:p>
          </table:table-cell>
          <table:table-cell table:style-name="ce94" table:formula="of:=([.E19]-[.D19])*24" office:value-type="float" office:value="0.716666666666667" calcext:value-type="float">
            <text:p>0,72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39M00S" calcext:value-type="time">
            <text:p>19:39:00</text:p>
          </table:table-cell>
          <table:table-cell table:style-name="ce87" office:value-type="time" office:time-value="PT21H09M00S" calcext:value-type="time">
            <text:p>21:09:00</text:p>
          </table:table-cell>
          <table:table-cell table:style-name="ce94" table:formula="of:=([.E20]-[.D20])*24" office:value-type="float" office:value="1.5" calcext:value-type="float">
            <text:p>1,50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05M00S" calcext:value-type="time">
            <text:p>22:05:00</text:p>
          </table:table-cell>
          <table:table-cell table:style-name="ce87" office:value-type="time" office:time-value="PT23H27M00S" calcext:value-type="time">
            <text:p>23:27:00</text:p>
          </table:table-cell>
          <table:table-cell table:style-name="ce94" table:formula="of:=([.E21]-[.D21])*24" office:value-type="float" office:value="1.36666666666667" calcext:value-type="float">
            <text:p>1,37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1" office:value-type="date" office:date-value="2023-08-20" calcext:value-type="date">
            <text:p>20.08.2023</text:p>
          </table:table-cell>
          <table:table-cell table:style-name="ce81"/>
          <table:table-cell table:style-name="ce88" office:value-type="time" office:time-value="PT13H31M00S" calcext:value-type="time">
            <text:p>13:31:00</text:p>
          </table:table-cell>
          <table:table-cell table:style-name="ce88" office:value-type="time" office:time-value="PT15H00M00S" calcext:value-type="time">
            <text:p>15:00:00</text:p>
          </table:table-cell>
          <table:table-cell table:style-name="ce93" table:formula="of:=([.E22]-[.D22])*24" office:value-type="float" office:value="1.48333333333333" calcext:value-type="float">
            <text:p>1,48</text:p>
          </table:table-cell>
          <table:table-cell table:style-name="ce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4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5H40M00S" calcext:value-type="time">
            <text:p>15:40:00</text:p>
          </table:table-cell>
          <table:table-cell table:style-name="ce87" office:value-type="time" office:time-value="PT16H51M00S" calcext:value-type="time">
            <text:p>16:51:00</text:p>
          </table:table-cell>
          <table:table-cell table:style-name="ce95" table:formula="of:=([.E23]-[.D23])*24" office:value-type="float" office:value="1.18333333333333" calcext:value-type="float">
            <text:p>1,18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57M00S" calcext:value-type="time">
            <text:p>17:57:00</text:p>
          </table:table-cell>
          <table:table-cell table:style-name="ce87" office:value-type="time" office:time-value="PT19H17M00S" calcext:value-type="time">
            <text:p>19:17:00</text:p>
          </table:table-cell>
          <table:table-cell table:style-name="ce95" table:formula="of:=([.E24]-[.D24])*24" office:value-type="float" office:value="1.33333333333333" calcext:value-type="float">
            <text:p>1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814H21M00.000000335S" calcext:value-type="time">
            <text:p>22:21:00</text:p>
          </table:table-cell>
          <table:table-cell table:style-name="ce87" office:value-type="time" office:time-value="PT1083816H37M00.000000112S" calcext:value-type="time">
            <text:p>00:37:00</text:p>
          </table:table-cell>
          <table:table-cell table:style-name="ce94" table:formula="of:=([.E25] - [.D25])*24" office:value-type="float" office:value="2.26666666654637" calcext:value-type="float">
            <text:p>2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1" office:value-type="date" office:date-value="2023-08-21" calcext:value-type="date">
            <text:p>21.08.2023</text:p>
          </table:table-cell>
          <table:table-cell table:style-name="ce81"/>
          <table:table-cell table:style-name="ce88" office:value-type="time" office:time-value="PT13H31M00S" calcext:value-type="time">
            <text:p>13:31:00</text:p>
          </table:table-cell>
          <table:table-cell table:style-name="ce88" office:value-type="time" office:time-value="PT14H17M00S" calcext:value-type="time">
            <text:p>14:17:00</text:p>
          </table:table-cell>
          <table:table-cell table:style-name="ce93" table:formula="of:=([.E26] - [.D26])*24" office:value-type="float" office:value="0.766666666666667" calcext:value-type="float">
            <text:p>0,77</text:p>
          </table:table-cell>
          <table:table-cell table:style-name="ce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4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1M00S" calcext:value-type="time">
            <text:p>16:11:00</text:p>
          </table:table-cell>
          <table:table-cell table:style-name="ce87" office:value-type="time" office:time-value="PT16H31M00S" calcext:value-type="time">
            <text:p>16:31:00</text:p>
          </table:table-cell>
          <table:table-cell table:style-name="ce95" table:formula="of:=([.E27] - [.D27])*24" office:value-type="float" office:value="0.333333333333335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1M00S" calcext:value-type="time">
            <text:p>16:41:00</text:p>
          </table:table-cell>
          <table:table-cell table:style-name="ce87" office:value-type="time" office:time-value="PT17H30M00S" calcext:value-type="time">
            <text:p>17:30:00</text:p>
          </table:table-cell>
          <table:table-cell table:style-name="ce95" table:formula="of:=([.E28] - [.D28])*24" office:value-type="float" office:value="0.816666666666669" calcext:value-type="float">
            <text:p>0,8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9" office:value-type="time" office:time-value="PT17H37M00S" calcext:value-type="time">
            <text:p>17:37:00</text:p>
          </table:table-cell>
          <table:table-cell table:style-name="ce87" office:value-type="time" office:time-value="PT18H01M00S" calcext:value-type="time">
            <text:p>18:01:00</text:p>
          </table:table-cell>
          <table:table-cell table:style-name="ce95" table:formula="of:=([.E29] - [.D29])*24" office:value-type="float" office:value="0.399999999999999" calcext:value-type="float">
            <text:p>0,4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33M00S" calcext:value-type="time">
            <text:p>18:33:00</text:p>
          </table:table-cell>
          <table:table-cell table:style-name="ce89" office:value-type="time" office:time-value="PT18H55M00S" calcext:value-type="time">
            <text:p>18:55:00</text:p>
          </table:table-cell>
          <table:table-cell table:style-name="ce95" table:formula="of:=([.E30] - [.D30])*24" office:value-type="float" office:value="0.366666666666665" calcext:value-type="float">
            <text:p>0,3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1" office:value-type="date" office:date-value="2023-08-22" calcext:value-type="date">
            <text:p>22.08.2023</text:p>
          </table:table-cell>
          <table:table-cell table:style-name="ce81"/>
          <table:table-cell table:style-name="ce88" office:value-type="time" office:time-value="PT13H34M00S" calcext:value-type="time">
            <text:p>13:34:00</text:p>
          </table:table-cell>
          <table:table-cell table:style-name="ce88" office:value-type="time" office:time-value="PT15H24M00S" calcext:value-type="time">
            <text:p>15:24:00</text:p>
          </table:table-cell>
          <table:table-cell table:style-name="ce93" table:formula="of:=([.E31] - [.D31])*24" office:value-type="float" office:value="1.83333333333333" calcext:value-type="float">
            <text:p>1,83</text:p>
          </table:table-cell>
          <table:table-cell table:style-name="ce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4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3M00S" calcext:value-type="time">
            <text:p>16:13:00</text:p>
          </table:table-cell>
          <table:table-cell table:style-name="ce87" office:value-type="time" office:time-value="PT19H15M00S" calcext:value-type="time">
            <text:p>19:15:00</text:p>
          </table:table-cell>
          <table:table-cell table:style-name="ce95" table:formula="of:=([.E32] - [.D32])*24" office:value-type="float" office:value="3.03333333333333" calcext:value-type="float">
            <text:p>3,03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07M00S" calcext:value-type="time">
            <text:p>22:07:00</text:p>
          </table:table-cell>
          <table:table-cell table:style-name="ce87" office:value-type="time" office:time-value="PT22H25M00S" calcext:value-type="time">
            <text:p>22:25:00</text:p>
          </table:table-cell>
          <table:table-cell table:style-name="ce95" table:formula="of:=([.E33] - [.D33])*24" office:value-type="float" office:value="0.300000000000002" calcext:value-type="float">
            <text:p>0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31M00S" calcext:value-type="time">
            <text:p>22:31:00</text:p>
          </table:table-cell>
          <table:table-cell table:style-name="ce87" office:value-type="time" office:time-value="PT22H38M00S" calcext:value-type="time">
            <text:p>22:38:00</text:p>
          </table:table-cell>
          <table:table-cell table:style-name="ce95" table:formula="of:=([.E34] - [.D34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style-name="ce81" office:value-type="date" office:date-value="2023-08-23" calcext:value-type="date">
            <text:p>23.08.2023</text:p>
          </table:table-cell>
          <table:table-cell table:style-name="ce81"/>
          <table:table-cell table:style-name="ce88" office:value-type="time" office:time-value="PT09H30M00S" calcext:value-type="time">
            <text:p>09:30:00</text:p>
          </table:table-cell>
          <table:table-cell table:style-name="ce88" office:value-type="time" office:time-value="PT09H57M00S" calcext:value-type="time">
            <text:p>09:57:00</text:p>
          </table:table-cell>
          <table:table-cell table:style-name="ce93" table:formula="of:=([.E35] - [.D35])*24" office:value-type="float" office:value="0.45" calcext:value-type="float">
            <text:p>0,45</text:p>
          </table:table-cell>
          <table:table-cell table:style-name="ce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4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1H08M00S" calcext:value-type="time">
            <text:p>11:08:00</text:p>
          </table:table-cell>
          <table:table-cell table:style-name="ce87" office:value-type="time" office:time-value="PT12H14M00S" calcext:value-type="time">
            <text:p>12:14:00</text:p>
          </table:table-cell>
          <table:table-cell table:style-name="ce95" table:formula="of:=([.E36] - [.D36])*24" office:value-type="float" office:value="1.1" calcext:value-type="float">
            <text:p>1,10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3H05M00S" calcext:value-type="time">
            <text:p>13:05:00</text:p>
          </table:table-cell>
          <table:table-cell table:style-name="ce87" office:value-type="time" office:time-value="PT15H25M00S" calcext:value-type="time">
            <text:p>15:25:00</text:p>
          </table:table-cell>
          <table:table-cell table:style-name="ce95" table:formula="of:=([.E37] - [.D37])*24" office:value-type="float" office:value="2.33333333333334" calcext:value-type="float">
            <text:p>2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5M00S" calcext:value-type="time">
            <text:p>16:15:00</text:p>
          </table:table-cell>
          <table:table-cell table:style-name="ce87" office:value-type="time" office:time-value="PT16H45M00S" calcext:value-type="time">
            <text:p>16:45:00</text:p>
          </table:table-cell>
          <table:table-cell table:style-name="ce95" table:formula="of:=([.E38] - [.D38])*24" office:value-type="float" office:value="0.500000000000001" calcext:value-type="float">
            <text:p>0,50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0H57M00S" calcext:value-type="time">
            <text:p>20:57:00</text:p>
          </table:table-cell>
          <table:table-cell table:style-name="ce87" office:value-type="time" office:time-value="PT23H48M00S" calcext:value-type="time">
            <text:p>23:48:00</text:p>
          </table:table-cell>
          <table:table-cell table:style-name="ce95" table:formula="of:=([.E39] - [.D39])*24" office:value-type="float" office:value="2.85" calcext:value-type="float">
            <text:p>2,8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81" office:value-type="date" office:date-value="2023-08-24" calcext:value-type="date">
            <text:p>24.08.2023</text:p>
          </table:table-cell>
          <table:table-cell table:style-name="ce81"/>
          <table:table-cell table:style-name="ce88" office:value-type="time" office:time-value="PT15H02M00S" calcext:value-type="time">
            <text:p>15:02:00</text:p>
          </table:table-cell>
          <table:table-cell table:style-name="ce88" office:value-type="time" office:time-value="PT15H53M00S" calcext:value-type="time">
            <text:p>15:53:00</text:p>
          </table:table-cell>
          <table:table-cell table:style-name="ce93" table:formula="of:=([.E40] - [.D40])*24" office:value-type="float" office:value="0.85" calcext:value-type="float">
            <text:p>0,85</text:p>
          </table:table-cell>
          <table:table-cell table:style-name="ce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4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58M00S" calcext:value-type="time">
            <text:p>16:58:00</text:p>
          </table:table-cell>
          <table:table-cell table:style-name="ce87" office:value-type="time" office:time-value="PT17H34M00S" calcext:value-type="time">
            <text:p>17:34:00</text:p>
          </table:table-cell>
          <table:table-cell table:style-name="ce95" table:formula="of:=([.E41] - [.D41])*24" office:value-type="float" office:value="0.600000000000003" calcext:value-type="float">
            <text:p>0,6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54M00S" calcext:value-type="time">
            <text:p>18:54:00</text:p>
          </table:table-cell>
          <table:table-cell table:style-name="ce87" office:value-type="time" office:time-value="PT19H17M00S" calcext:value-type="time">
            <text:p>19:17:00</text:p>
          </table:table-cell>
          <table:table-cell table:style-name="ce95" table:formula="of:=([.E42] - [.D42])*24" office:value-type="float" office:value="0.383333333333332" calcext:value-type="float">
            <text:p>0,38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90" office:value-type="date" office:date-value="2023-08-24T23:18:00" calcext:value-type="date">
            <text:p>24.08.2023</text:p>
          </table:table-cell>
          <table:table-cell table:style-name="ce90" office:value-type="date" office:date-value="2023-08-25T01:08:00" calcext:value-type="date">
            <text:p>25.08.2023</text:p>
          </table:table-cell>
          <table:table-cell table:style-name="ce95" table:formula="of:=([.E43] - [.D43])*24" office:value-type="float" office:value="1.83333333337214" calcext:value-type="float">
            <text:p>1,8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9" calcext:value-type="float">
            <text:p>9</text:p>
          </table:table-cell>
          <table:table-cell table:style-name="ce81" office:value-type="date" office:date-value="2023-08-25" calcext:value-type="date">
            <text:p>25.08.2023</text:p>
          </table:table-cell>
          <table:table-cell table:style-name="ce81"/>
          <table:table-cell table:style-name="ce88" office:value-type="time" office:time-value="PT19H41M00S" calcext:value-type="time">
            <text:p>19:41:00</text:p>
          </table:table-cell>
          <table:table-cell table:style-name="ce88" office:value-type="time" office:time-value="PT20H13M00S" calcext:value-type="time">
            <text:p>20:13:00</text:p>
          </table:table-cell>
          <table:table-cell table:style-name="ce93" table:formula="of:=([.E44] - [.D44])*24" office:value-type="float" office:value="0.533333333333334" calcext:value-type="float">
            <text:p>0,53</text:p>
          </table:table-cell>
          <table:table-cell table:style-name="ce28" table:formula="of:=COUNTA([.E44])" office:value-type="float" office:value="1" calcext:value-type="float">
            <text:p>1</text:p>
          </table:table-cell>
          <table:table-cell table:style-name="ce93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1" office:value-type="date" office:date-value="2023-08-26" calcext:value-type="date">
            <text:p>26.08.2023</text:p>
          </table:table-cell>
          <table:table-cell table:style-name="ce81"/>
          <table:table-cell table:style-name="ce88" office:value-type="time" office:time-value="PT15H00M00S" calcext:value-type="time">
            <text:p>15:00:00</text:p>
          </table:table-cell>
          <table:table-cell table:style-name="ce88" office:value-type="time" office:time-value="PT15H09M00S" calcext:value-type="time">
            <text:p>15:09:00</text:p>
          </table:table-cell>
          <table:table-cell table:style-name="ce93" table:formula="of:=([.E45] - [.D45])*24" office:value-type="float" office:value="0.149999999999999" calcext:value-type="float">
            <text:p>0,15</text:p>
          </table:table-cell>
          <table:table-cell table:style-name="ce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4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12M00S" calcext:value-type="time">
            <text:p>19:12:00</text:p>
          </table:table-cell>
          <table:table-cell table:style-name="ce87" office:value-type="time" office:time-value="PT19H26M00S" calcext:value-type="time">
            <text:p>19:26:00</text:p>
          </table:table-cell>
          <table:table-cell table:style-name="ce95" table:formula="of:=([.E46] - [.D46])*24" office:value-type="float" office:value="0.233333333333335" calcext:value-type="float">
            <text:p>0,2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0H54M00S" calcext:value-type="time">
            <text:p>20:54:00</text:p>
          </table:table-cell>
          <table:table-cell table:style-name="ce87" office:value-type="time" office:time-value="PT22H09M00S" calcext:value-type="time">
            <text:p>22:09:00</text:p>
          </table:table-cell>
          <table:table-cell table:style-name="ce95" table:formula="of:=([.E47] - [.D47])*24" office:value-type="float" office:value="1.25" calcext:value-type="float">
            <text:p>1,2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81" office:value-type="date" office:date-value="2023-08-27" calcext:value-type="date">
            <text:p>27.08.2023</text:p>
          </table:table-cell>
          <table:table-cell table:style-name="ce81"/>
          <table:table-cell table:style-name="ce88" office:value-type="time" office:time-value="PT00H50M00S" calcext:value-type="time">
            <text:p>00:50:00</text:p>
          </table:table-cell>
          <table:table-cell table:style-name="ce88" office:value-type="time" office:time-value="PT02H11M00S" calcext:value-type="time">
            <text:p>02:11:00</text:p>
          </table:table-cell>
          <table:table-cell table:style-name="ce93" table:formula="of:=([.E48] - [.D48])*24" office:value-type="float" office:value="1.35" calcext:value-type="float">
            <text:p>1,35</text:p>
          </table:table-cell>
          <table:table-cell table:style-name="ce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4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4H12M00S" calcext:value-type="time">
            <text:p>14:12:00</text:p>
          </table:table-cell>
          <table:table-cell table:style-name="ce87" office:value-type="time" office:time-value="PT14H53M00S" calcext:value-type="time">
            <text:p>14:53:00</text:p>
          </table:table-cell>
          <table:table-cell table:style-name="ce95" table:formula="of:=([.E49] - [.D49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54M00S" calcext:value-type="time">
            <text:p>16:54:00</text:p>
          </table:table-cell>
          <table:table-cell table:style-name="ce87" office:value-type="time" office:time-value="PT17H05M00S" calcext:value-type="time">
            <text:p>17:05:00</text:p>
          </table:table-cell>
          <table:table-cell table:style-name="ce95" table:formula="of:=([.E50] - [.D50])*24" office:value-type="float" office:value="0.183333333333335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08M00S" calcext:value-type="time">
            <text:p>17:08:00</text:p>
          </table:table-cell>
          <table:table-cell table:style-name="ce87" office:value-type="time" office:time-value="PT17H24M00S" calcext:value-type="time">
            <text:p>17:24:00</text:p>
          </table:table-cell>
          <table:table-cell table:style-name="ce95" table:formula="of:=([.E51] - [.D51])*24" office:value-type="float" office:value="0.266666666666668" calcext:value-type="float">
            <text:p>0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44M00S" calcext:value-type="time">
            <text:p>17:44:00</text:p>
          </table:table-cell>
          <table:table-cell table:style-name="ce87" office:value-type="time" office:time-value="PT17H53M00S" calcext:value-type="time">
            <text:p>17:53:00</text:p>
          </table:table-cell>
          <table:table-cell table:style-name="ce95" table:formula="of:=([.E52] - [.D52])*24" office:value-type="float" office:value="0.149999999999999" calcext:value-type="float">
            <text:p>0,1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54M00S" calcext:value-type="time">
            <text:p>17:54:00</text:p>
          </table:table-cell>
          <table:table-cell table:style-name="ce87" office:value-type="time" office:time-value="PT18H30M00S" calcext:value-type="time">
            <text:p>18:30:00</text:p>
          </table:table-cell>
          <table:table-cell table:style-name="ce95" table:formula="of:=([.E53] - [.D53])*24" office:value-type="float" office:value="0.600000000000001" calcext:value-type="float">
            <text:p>0,6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983H59M00.000000224S" calcext:value-type="time">
            <text:p>23:59:00</text:p>
          </table:table-cell>
          <table:table-cell table:style-name="ce90" office:value-type="date" office:date-value="2023-08-28T00:09:00" calcext:value-type="date">
            <text:p>28.08.2023</text:p>
          </table:table-cell>
          <table:table-cell table:style-name="ce95" table:formula="of:=([.E54] - [.D54])*24" office:value-type="float" office:value="0.16666666651144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1" office:value-type="date" office:date-value="2023-08-28" calcext:value-type="date">
            <text:p>28.08.2023</text:p>
          </table:table-cell>
          <table:table-cell table:style-name="ce81"/>
          <table:table-cell table:style-name="ce88" office:value-type="time" office:time-value="PT12H37M00S" calcext:value-type="time">
            <text:p>12:37:00</text:p>
          </table:table-cell>
          <table:table-cell table:style-name="ce88" office:value-type="time" office:time-value="PT13H03M00S" calcext:value-type="time">
            <text:p>13:03:00</text:p>
          </table:table-cell>
          <table:table-cell table:style-name="ce93" table:formula="of:=([.E55] - [.D55])*24" office:value-type="float" office:value="0.433333333333332" calcext:value-type="float">
            <text:p>0,43</text:p>
          </table:table-cell>
          <table:table-cell table:style-name="ce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4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28M00S" calcext:value-type="time">
            <text:p>17:28:00</text:p>
          </table:table-cell>
          <table:table-cell table:style-name="ce87" office:value-type="time" office:time-value="PT18H12M00S" calcext:value-type="time">
            <text:p>18:12:00</text:p>
          </table:table-cell>
          <table:table-cell table:style-name="ce95" table:formula="of:=([.E56] - [.D56])*24" office:value-type="float" office:value="0.733333333333331" calcext:value-type="float">
            <text:p>0,7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44M00S" calcext:value-type="time">
            <text:p>19:44:00</text:p>
          </table:table-cell>
          <table:table-cell table:style-name="ce87" office:value-type="time" office:time-value="PT19H58M00S" calcext:value-type="time">
            <text:p>19:58:00</text:p>
          </table:table-cell>
          <table:table-cell table:style-name="ce95" table:formula="of:=([.E57] - [.D57])*24" office:value-type="float" office:value="0.233333333333332" calcext:value-type="float">
            <text:p>0,2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59M00S" calcext:value-type="time">
            <text:p>19:59:00</text:p>
          </table:table-cell>
          <table:table-cell table:style-name="ce87" office:value-type="time" office:time-value="PT21H17M00S" calcext:value-type="time">
            <text:p>21:17:00</text:p>
          </table:table-cell>
          <table:table-cell table:style-name="ce95" table:formula="of:=([.E58] - [.D58])*24" office:value-type="float" office:value="1.3" calcext:value-type="float">
            <text:p>1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81" office:value-type="date" office:date-value="2023-08-29" calcext:value-type="date">
            <text:p>29.08.2023</text:p>
          </table:table-cell>
          <table:table-cell table:style-name="ce81"/>
          <table:table-cell table:style-name="ce85" office:value-type="time" office:time-value="PT13H04M00S" calcext:value-type="time">
            <text:p>13:04:00</text:p>
          </table:table-cell>
          <table:table-cell table:style-name="ce85" office:value-type="time" office:time-value="PT13H38M00S" calcext:value-type="time">
            <text:p>13:38:00</text:p>
          </table:table-cell>
          <table:table-cell table:style-name="ce93" table:formula="of:=([.E59] - [.D59])*24" office:value-type="float" office:value="0.566666666666667" calcext:value-type="float">
            <text:p>0,57</text:p>
          </table:table-cell>
          <table:table-cell table:style-name="ce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4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5H00M00S" calcext:value-type="time">
            <text:p>15:00:00</text:p>
          </table:table-cell>
          <table:table-cell table:style-name="ce86" office:value-type="time" office:time-value="PT16H08M00S" calcext:value-type="time">
            <text:p>16:08:00</text:p>
          </table:table-cell>
          <table:table-cell table:style-name="ce95" table:formula="of:=([.E60] - [.D60])*24" office:value-type="float" office:value="1.13333333333333" calcext:value-type="float">
            <text:p>1,1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9M00S" calcext:value-type="time">
            <text:p>16:09:00</text:p>
          </table:table-cell>
          <table:table-cell table:style-name="ce86" office:value-type="time" office:time-value="PT16H40M00S" calcext:value-type="time">
            <text:p>16:40:00</text:p>
          </table:table-cell>
          <table:table-cell table:style-name="ce95" table:formula="of:=([.E61] - [.D61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7H11M00S" calcext:value-type="time">
            <text:p>17:11:00</text:p>
          </table:table-cell>
          <table:table-cell table:style-name="ce86" office:value-type="time" office:time-value="PT17H33M00S" calcext:value-type="time">
            <text:p>17:33:00</text:p>
          </table:table-cell>
          <table:table-cell table:style-name="ce95" table:formula="of:=([.E62] - [.D62])*24" office:value-type="float" office:value="0.366666666666668" calcext:value-type="float">
            <text:p>0,3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1H42M00S" calcext:value-type="time">
            <text:p>21:42:00</text:p>
          </table:table-cell>
          <table:table-cell table:style-name="ce86" office:value-type="time" office:time-value="PT22H10M00S" calcext:value-type="time">
            <text:p>22:10:00</text:p>
          </table:table-cell>
          <table:table-cell table:style-name="ce95" table:formula="of:=([.E63] - [.D63])*24" office:value-type="float" office:value="0.466666666666665" calcext:value-type="float">
            <text:p>0,4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1" office:value-type="date" office:date-value="2023-08-30" calcext:value-type="date">
            <text:p>30.08.2023</text:p>
          </table:table-cell>
          <table:table-cell table:style-name="ce81"/>
          <table:table-cell table:style-name="ce85" office:value-type="time" office:time-value="PT13H28M00S" calcext:value-type="time">
            <text:p>13:28:00</text:p>
          </table:table-cell>
          <table:table-cell table:style-name="ce85" office:value-type="time" office:time-value="PT13H59M00S" calcext:value-type="time">
            <text:p>13:59:00</text:p>
          </table:table-cell>
          <table:table-cell table:style-name="ce93" table:formula="of:=([.E64] - [.D64])*24" office:value-type="float" office:value="0.516666666666665" calcext:value-type="float">
            <text:p>0,52</text:p>
          </table:table-cell>
          <table:table-cell table:style-name="ce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4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00M00S" calcext:value-type="time">
            <text:p>14:00:00</text:p>
          </table:table-cell>
          <table:table-cell table:style-name="ce86" office:value-type="time" office:time-value="PT14H06M00S" calcext:value-type="time">
            <text:p>14:06:00</text:p>
          </table:table-cell>
          <table:table-cell table:style-name="ce95" table:formula="of:=([.E65] - [.D65])*24" office:value-type="float" office:value="0.0999999999999996" calcext:value-type="float">
            <text:p>0,1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12M00S" calcext:value-type="time">
            <text:p>14:12:00</text:p>
          </table:table-cell>
          <table:table-cell table:style-name="ce86" office:value-type="time" office:time-value="PT14H23M00S" calcext:value-type="time">
            <text:p>14:23:00</text:p>
          </table:table-cell>
          <table:table-cell table:style-name="ce95" table:formula="of:=([.E66] - [.D66])*24" office:value-type="float" office:value="0.183333333333333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0M00S" calcext:value-type="time">
            <text:p>16:00:00</text:p>
          </table:table-cell>
          <table:table-cell table:style-name="ce86" office:value-type="time" office:time-value="PT16H03M00S" calcext:value-type="time">
            <text:p>16:03:00</text:p>
          </table:table-cell>
          <table:table-cell table:style-name="ce95" table:formula="of:=([.E67] - [.D67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3M00S" calcext:value-type="time">
            <text:p>16:03:00</text:p>
          </table:table-cell>
          <table:table-cell table:style-name="ce86" office:value-type="time" office:time-value="PT16H23M00S" calcext:value-type="time">
            <text:p>16:23:00</text:p>
          </table:table-cell>
          <table:table-cell table:style-name="ce95" table:formula="of:=([.E68] - [.D68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7H38M00S" calcext:value-type="time">
            <text:p>17:38:00</text:p>
          </table:table-cell>
          <table:table-cell table:style-name="ce86" office:value-type="time" office:time-value="PT17H54M00S" calcext:value-type="time">
            <text:p>17:54:00</text:p>
          </table:table-cell>
          <table:table-cell table:style-name="ce95" table:formula="of:=([.E69] - [.D69])*24" office:value-type="float" office:value="0.266666666666666" calcext:value-type="float">
            <text:p>0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8H37M00S" calcext:value-type="time">
            <text:p>18:37:00</text:p>
          </table:table-cell>
          <table:table-cell table:style-name="ce86" office:value-type="time" office:time-value="PT18H47M00S" calcext:value-type="time">
            <text:p>18:47:00</text:p>
          </table:table-cell>
          <table:table-cell table:style-name="ce95" table:formula="of:=([.E70] - [.D70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8H51M00S" calcext:value-type="time">
            <text:p>18:51:00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95" table:formula="of:=([.E71] - [.D71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9H04M00S" calcext:value-type="time">
            <text:p>19:04:00</text:p>
          </table:table-cell>
          <table:table-cell table:style-name="ce86" office:value-type="time" office:time-value="PT19H09M00S" calcext:value-type="time">
            <text:p>19:09:00</text:p>
          </table:table-cell>
          <table:table-cell table:style-name="ce95" table:formula="of:=([.E72] - [.D72])*24" office:value-type="float" office:value="0.083333333333333" calcext:value-type="float">
            <text:p>0,0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0H40M00S" calcext:value-type="time">
            <text:p>20:40:00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95" table:formula="of:=([.E73] - [.D73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084055H52M59.999999888S" calcext:value-type="time">
            <text:p>23:53:00</text:p>
          </table:table-cell>
          <table:table-cell table:style-name="ce86" office:value-type="time" office:time-value="PT1084056H03M59.999999944S" calcext:value-type="time">
            <text:p>00:04:00</text:p>
          </table:table-cell>
          <table:table-cell table:style-name="ce95" table:formula="of:=([.E74] - [.D74])*24" office:value-type="float" office:value="0.183333333407063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5" calcext:value-type="float">
            <text:p>15</text:p>
          </table:table-cell>
          <table:table-cell table:style-name="ce81" office:value-type="date" office:date-value="2023-08-31" calcext:value-type="date">
            <text:p>31.08.2023</text:p>
          </table:table-cell>
          <table:table-cell table:style-name="ce84" office:value-type="string" calcext:value-type="string">
            <text:p>wood-app</text:p>
          </table:table-cell>
          <table:table-cell table:style-name="ce85" office:value-type="time" office:time-value="PT12H26M00S" calcext:value-type="time">
            <text:p>12:26:00</text:p>
          </table:table-cell>
          <table:table-cell table:style-name="ce85" office:value-type="time" office:time-value="PT12H49M00S" calcext:value-type="time">
            <text:p>12:49:00</text:p>
          </table:table-cell>
          <table:table-cell table:style-name="ce93" table:formula="of:=([.E75] - [.D75])*24" office:value-type="float" office:value="0.383333333333332" calcext:value-type="float">
            <text:p>0,38</text:p>
          </table:table-cell>
          <table:table-cell table:style-name="ce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4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wood-app</text:p>
          </table:table-cell>
          <table:table-cell table:style-name="ce86" office:value-type="time" office:time-value="PT12H54M00S" calcext:value-type="time">
            <text:p>12:54:00</text:p>
          </table:table-cell>
          <table:table-cell table:style-name="ce86" office:value-type="time" office:time-value="PT13H04M00S" calcext:value-type="time">
            <text:p>13:04:00</text:p>
          </table:table-cell>
          <table:table-cell table:style-name="ce95" table:formula="of:=([.E76] - [.D76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3H24M00S" calcext:value-type="time">
            <text:p>13:24:00</text:p>
          </table:table-cell>
          <table:table-cell table:style-name="ce86" office:value-type="time" office:time-value="PT13H26M00S" calcext:value-type="time">
            <text:p>13:26:00</text:p>
          </table:table-cell>
          <table:table-cell table:style-name="ce95" table:formula="of:=([.E77] - [.D77])*24" office:value-type="float" office:value="0.0333333333333332" calcext:value-type="float">
            <text:p>0,03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3H29M00S" calcext:value-type="time">
            <text:p>13:29:00</text:p>
          </table:table-cell>
          <table:table-cell table:style-name="ce86" office:value-type="time" office:time-value="PT13H44M00S" calcext:value-type="time">
            <text:p>13:44:00</text:p>
          </table:table-cell>
          <table:table-cell table:style-name="ce95" table:formula="of:=([.E78] - [.D78])*24" office:value-type="float" office:value="0.249999999999999" calcext:value-type="float">
            <text:p>0,2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3H59M00S" calcext:value-type="time">
            <text:p>13:59:00</text:p>
          </table:table-cell>
          <table:table-cell table:style-name="ce86" office:value-type="time" office:time-value="PT14H18M00S" calcext:value-type="time">
            <text:p>14:18:00</text:p>
          </table:table-cell>
          <table:table-cell table:style-name="ce95" table:formula="of:=([.E79] - [.D79])*24" office:value-type="float" office:value="0.316666666666668" calcext:value-type="float">
            <text:p>0,3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4H20M00S" calcext:value-type="time">
            <text:p>14:20:00</text:p>
          </table:table-cell>
          <table:table-cell table:style-name="ce86" office:value-type="time" office:time-value="PT14H33M00S" calcext:value-type="time">
            <text:p>14:33:00</text:p>
          </table:table-cell>
          <table:table-cell table:style-name="ce95" table:formula="of:=([.E80] - [.D80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5H11M00S" calcext:value-type="time">
            <text:p>15:11:00</text:p>
          </table:table-cell>
          <table:table-cell table:style-name="ce86" office:value-type="time" office:time-value="PT15H14M00S" calcext:value-type="time">
            <text:p>15:14:00</text:p>
          </table:table-cell>
          <table:table-cell table:style-name="ce95" table:formula="of:=([.E81] - [.D81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5H17M00S" calcext:value-type="time">
            <text:p>15:17:00</text:p>
          </table:table-cell>
          <table:table-cell table:style-name="ce86" office:value-type="time" office:time-value="PT15H55M00S" calcext:value-type="time">
            <text:p>15:55:00</text:p>
          </table:table-cell>
          <table:table-cell table:style-name="ce95" table:formula="of:=([.E82] - [.D82])*24" office:value-type="float" office:value="0.633333333333334" calcext:value-type="float">
            <text:p>0,6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6H16M00S" calcext:value-type="time">
            <text:p>16:16:00</text:p>
          </table:table-cell>
          <table:table-cell table:style-name="ce86" office:value-type="time" office:time-value="PT16H25M00S" calcext:value-type="time">
            <text:p>16:25:00</text:p>
          </table:table-cell>
          <table:table-cell table:style-name="ce95" table:formula="of:=([.E83] - [.D83])*24" office:value-type="float" office:value="0.150000000000002" calcext:value-type="float">
            <text:p>0,1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6H28M00S" calcext:value-type="time">
            <text:p>16:28:00</text:p>
          </table:table-cell>
          <table:table-cell table:style-name="ce86" office:value-type="time" office:time-value="PT16H43M00S" calcext:value-type="time">
            <text:p>16:43:00</text:p>
          </table:table-cell>
          <table:table-cell table:style-name="ce95" table:formula="of:=([.E84] - [.D84])*24" office:value-type="float" office:value="0.249999999999999" calcext:value-type="float">
            <text:p>0,2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6H49M00S" calcext:value-type="time">
            <text:p>16:49:00</text:p>
          </table:table-cell>
          <table:table-cell table:style-name="ce86" office:value-type="time" office:time-value="PT17H38M00S" calcext:value-type="time">
            <text:p>17:38:00</text:p>
          </table:table-cell>
          <table:table-cell table:style-name="ce95" table:formula="of:=([.E85] - [.D85])*24" office:value-type="float" office:value="0.816666666666669" calcext:value-type="float">
            <text:p>0,82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7H54M00S" calcext:value-type="time">
            <text:p>17:54:00</text:p>
          </table:table-cell>
          <table:table-cell table:style-name="ce86" office:value-type="time" office:time-value="PT18H19M00S" calcext:value-type="time">
            <text:p>18:19:00</text:p>
          </table:table-cell>
          <table:table-cell table:style-name="ce95" table:formula="of:=([.E86] - [.D86])*24" office:value-type="float" office:value="0.416666666666665" calcext:value-type="float">
            <text:p>0,42</text:p>
          </table:table-cell>
          <table:covered-table-cell table:style-name="ce103"/>
          <table:covered-table-cell table:style-name="ce94"/>
          <table:table-cell/>
          <table:table-cell table:style-name="ce119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20H49M00S" calcext:value-type="time">
            <text:p>20:49:00</text:p>
          </table:table-cell>
          <table:table-cell table:style-name="ce86" office:value-type="time" office:time-value="PT22H01M00S" calcext:value-type="time">
            <text:p>22:01:00</text:p>
          </table:table-cell>
          <table:table-cell table:style-name="ce95" table:formula="of:=([.E87] - [.D87])*24" office:value-type="float" office:value="1.2" calcext:value-type="float">
            <text:p>1,2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3"/>
        <table:table-column table:style-name="co8" table:default-cell-style-name="ce83"/>
        <table:table-column table:style-name="co9" table:number-columns-repeated="2" table:default-cell-style-name="ce91"/>
        <table:table-column table:style-name="co4" table:default-cell-style-name="ce96"/>
        <table:table-column table:style-name="co10" table:default-cell-style-name="ce105"/>
        <table:table-column table:style-name="co11" table:default-cell-style-name="ce96"/>
        <table:table-column table:style-name="co12" table:default-cell-style-name="ce115"/>
        <table:table-column table:style-name="co11" table:default-cell-style-name="ce117"/>
        <table:table-column table:style-name="co7" table:number-columns-repeated="1011" table:default-cell-style-name="ce117"/>
        <table:table-row table:style-name="ro1">
          <table:table-cell table:style-name="ce43" office:value-type="string" calcext:value-type="string">
            <text:p>Nr</text:p>
          </table:table-cell>
          <table:table-cell table:style-name="ce43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92" office:value-type="string" calcext:value-type="string" table:number-columns-spanned="1" table:number-rows-spanned="4">
            <text:p>Hours</text:p>
          </table:table-cell>
          <table:table-cell table:style-name="ce98" office:value-type="string" calcext:value-type="string">
            <text:p>Task Count</text:p>
          </table:table-cell>
          <table:table-cell table:style-name="ce107" office:value-type="string" calcext:value-type="string">
            <text:p>Sum Hours</text:p>
          </table:table-cell>
          <table:table-cell table:style-name="ce4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26" calcext:value-type="float" table:number-columns-spanned="1" table:number-rows-spanned="3">
            <text:p>26</text:p>
          </table:table-cell>
          <table:table-cell table:style-name="ce40" office:value-type="string" calcext:value-type="string" table:number-columns-spanned="1" table:number-rows-spanned="3">
            <text:p>09.2023</text:p>
          </table:table-cell>
          <table:covered-table-cell table:number-columns-repeated="3" table:style-name="ce43"/>
          <table:covered-table-cell table:style-name="ce52"/>
          <table:table-cell table:style-name="ce99" table:formula="of:=SUM([.G5:.G204])" office:value-type="float" office:value="117" calcext:value-type="float">
            <text:p>117</text:p>
          </table:table-cell>
          <table:table-cell table:style-name="ce101" table:formula="of:=SUM([.H5:.H204])" office:value-type="float" office:value="141.333333333593" calcext:value-type="float">
            <text:p>141,33</text:p>
          </table:table-cell>
          <table:covered-table-cell table:style-name="ce52"/>
          <table:table-cell table:style-name="Default"/>
          <table:table-cell table:number-columns-repeated="1011"/>
        </table:table-row>
        <table:table-row table:style-name="ro1">
          <table:covered-table-cell table:style-name="ce43"/>
          <table:covered-table-cell table:style-name="ce41"/>
          <table:covered-table-cell table:number-columns-repeated="3" table:style-name="ce43"/>
          <table:covered-table-cell table:style-name="ce52"/>
          <table:table-cell table:style-name="ce100" office:value-type="string" calcext:value-type="string">
            <text:p>Tasks per day</text:p>
          </table:table-cell>
          <table:table-cell table:style-name="ce100" office:value-type="string" calcext:value-type="string">
            <text:p>Hours per day</text:p>
          </table:table-cell>
          <table:covered-table-cell table:style-name="ce49"/>
          <table:table-cell table:style-name="ce114"/>
          <table:table-cell table:number-columns-repeated="1011"/>
        </table:table-row>
        <table:table-row table:style-name="ro1">
          <table:covered-table-cell table:style-name="ce43"/>
          <table:covered-table-cell table:style-name="ce41"/>
          <table:covered-table-cell table:number-columns-repeated="3" table:style-name="ce43"/>
          <table:covered-table-cell table:style-name="ce52"/>
          <table:table-cell table:style-name="ce101" table:formula="of:=[.G2]/[.A2]" office:value-type="float" office:value="4.5" calcext:value-type="float">
            <text:p>4,50</text:p>
          </table:table-cell>
          <table:table-cell table:style-name="ce101" table:formula="of:=[.H2]/[.A2]" office:value-type="float" office:value="5.43589743590744" calcext:value-type="float">
            <text:p>5,44</text:p>
          </table:table-cell>
          <table:covered-table-cell table:style-name="ce49"/>
          <table:table-cell table:style-name="ce114"/>
          <table:table-cell table:number-columns-repeated="1011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1" office:value-type="date" office:date-value="2023-09-01" calcext:value-type="date">
            <text:p>1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15M00S" calcext:value-type="time">
            <text:p>13:15:00</text:p>
          </table:table-cell>
          <table:table-cell table:style-name="ce85" office:value-type="time" office:time-value="PT14H10M00S" calcext:value-type="time">
            <text:p>14:10:00</text:p>
          </table:table-cell>
          <table:table-cell table:style-name="ce93" table:formula="of:=([.E5] - [.D5])*24" office:value-type="float" office:value="0.916666666666669" calcext:value-type="float">
            <text:p>0,92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4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ce52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4H22M00S" calcext:value-type="time">
            <text:p>14:22:00</text:p>
          </table:table-cell>
          <table:table-cell table:style-name="ce86" office:value-type="time" office:time-value="PT14H35M00S" calcext:value-type="time">
            <text:p>14:35:00</text:p>
          </table:table-cell>
          <table:table-cell table:style-name="ce95" table:formula="of:=([.E6] - [.D6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ce52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docs</text:p>
          </table:table-cell>
          <table:table-cell table:style-name="ce86" office:value-type="time" office:time-value="PT15H15M00S" calcext:value-type="time">
            <text:p>15:15:00</text:p>
          </table:table-cell>
          <table:table-cell table:style-name="ce86" office:value-type="time" office:time-value="PT15H46M00S" calcext:value-type="time">
            <text:p>15:46:00</text:p>
          </table:table-cell>
          <table:table-cell table:style-name="ce95" table:formula="of:=([.E7] - [.D7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ce52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6" office:value-type="time" office:time-value="PT16H23M00S" calcext:value-type="time">
            <text:p>16:23:00</text:p>
          </table:table-cell>
          <table:table-cell table:style-name="ce86" office:value-type="time" office:time-value="PT16H56M00S" calcext:value-type="time">
            <text:p>16:56:00</text:p>
          </table:table-cell>
          <table:table-cell table:style-name="ce95" table:formula="of:=([.E8] - [.D8])*24" office:value-type="float" office:value="0.550000000000001" calcext:value-type="float">
            <text:p>0,5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86" office:value-type="time" office:time-value="PT18H55M00S" calcext:value-type="time">
            <text:p>18:55:00</text:p>
          </table:table-cell>
          <table:table-cell table:style-name="ce95" table:formula="of:=([.E9] - [.D9])*24" office:value-type="float" office:value="1.41666666666667" calcext:value-type="float">
            <text:p>1,4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22H02M00S" calcext:value-type="time">
            <text:p>22:02:00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95" table:formula="of:=([.E10] - [.D10])*24" office:value-type="float" office:value="0.266666666666668" calcext:value-type="float">
            <text:p>0,2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86" office:value-type="time" office:time-value="PT23H57M00S" calcext:value-type="time">
            <text:p>23:57:00</text:p>
          </table:table-cell>
          <table:table-cell table:style-name="ce95" table:formula="of:=([.E11] - [.D11])*24" office:value-type="float" office:value="1.65" calcext:value-type="float">
            <text:p>1,6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81" office:value-type="date" office:date-value="2023-09-02" calcext:value-type="date">
            <text:p>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5H24M00S" calcext:value-type="time">
            <text:p>15:24:00</text:p>
          </table:table-cell>
          <table:table-cell table:style-name="ce85" office:value-type="time" office:time-value="PT15H42M00S" calcext:value-type="time">
            <text:p>15:42:00</text:p>
          </table:table-cell>
          <table:table-cell table:style-name="ce93" table:formula="of:=([.E12] - [.D12])*24" office:value-type="float" office:value="0.299999999999999" calcext:value-type="float">
            <text:p>0,30</text:p>
          </table:table-cell>
          <table:table-cell table:style-name="ce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4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5H45M00S" calcext:value-type="time">
            <text:p>15:45:00</text:p>
          </table:table-cell>
          <table:table-cell table:style-name="ce86" office:value-type="time" office:time-value="PT17H01M00S" calcext:value-type="time">
            <text:p>17:01:00</text:p>
          </table:table-cell>
          <table:table-cell table:style-name="ce95" table:formula="of:=([.E13] - [.D13])*24" office:value-type="float" office:value="1.26666666666667" calcext:value-type="float">
            <text:p>1,2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20H12M00S" calcext:value-type="time">
            <text:p>20:12:00</text:p>
          </table:table-cell>
          <table:table-cell table:style-name="ce86" office:value-type="time" office:time-value="PT21H08M00S" calcext:value-type="time">
            <text:p>21:08:00</text:p>
          </table:table-cell>
          <table:table-cell table:style-name="ce95" table:formula="of:=([.E14] - [.D14])*24" office:value-type="float" office:value="0.933333333333333" calcext:value-type="float">
            <text:p>0,9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084125H52M00.000000112S" calcext:value-type="time">
            <text:p>21:52:00</text:p>
          </table:table-cell>
          <table:table-cell table:style-name="ce86" office:value-type="time" office:time-value="PT1084128H17M59.999999329S" calcext:value-type="time">
            <text:p>00:18:00</text:p>
          </table:table-cell>
          <table:table-cell table:style-name="ce95" table:formula="of:=([.E15] - [.D15])*24" office:value-type="float" office:value="2.43333333323244" calcext:value-type="float">
            <text:p>2,4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1" office:value-type="date" office:date-value="2023-09-03" calcext:value-type="date">
            <text:p>3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2H00M00S" calcext:value-type="time">
            <text:p>12:00:00</text:p>
          </table:table-cell>
          <table:table-cell table:style-name="ce85" office:value-type="time" office:time-value="PT14H00M00S" calcext:value-type="time">
            <text:p>14:00:00</text:p>
          </table:table-cell>
          <table:table-cell table:style-name="ce93" table:formula="of:=([.E16] - [.D16])*24" office:value-type="float" office:value="2" calcext:value-type="float">
            <text:p>2,00</text:p>
          </table:table-cell>
          <table:table-cell table:style-name="ce28" table:formula="of:=COUNTA([.E16])" office:value-type="float" office:value="1" calcext:value-type="float">
            <text:p>1</text:p>
          </table:table-cell>
          <table:table-cell table:style-name="ce34" table:formula="of:=SUM([.F16])" office:value-type="float" office:value="2" calcext:value-type="float">
            <text:p>2,0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1" office:value-type="date" office:date-value="2023-09-04" calcext:value-type="date">
            <text:p>4.09.2023</text:p>
          </table:table-cell>
          <table:table-cell table:style-name="ce84"/>
          <table:table-cell table:style-name="ce85" table:number-columns-repeated="2"/>
          <table:table-cell table:style-name="ce93" table:formula="of:=([.E17] - [.D17])*24" office:value-type="float" office:value="0" calcext:value-type="float">
            <text:p>0,00</text:p>
          </table:table-cell>
          <table:table-cell table:style-name="ce28" table:formula="of:=COUNTA([.E17])" office:value-type="float" office:value="0" calcext:value-type="float">
            <text:p>0</text:p>
          </table:table-cell>
          <table:table-cell table:style-name="ce34" table:formula="of:=SUM([.F17])" office:value-type="float" office:value="0" calcext:value-type="float">
            <text:p>0,0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1" office:value-type="date" office:date-value="2023-09-05" calcext:value-type="date">
            <text:p>5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02M00S" calcext:value-type="time">
            <text:p>14:02:00</text:p>
          </table:table-cell>
          <table:table-cell table:style-name="ce85" office:value-type="time" office:time-value="PT16H57M00S" calcext:value-type="time">
            <text:p>16:57:00</text:p>
          </table:table-cell>
          <table:table-cell table:style-name="ce93" table:formula="of:=([.E18] - [.D18])*24" office:value-type="float" office:value="2.91666666666667" calcext:value-type="float">
            <text:p>2,92</text:p>
          </table:table-cell>
          <table:table-cell table:style-name="ce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4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00H24M00S" calcext:value-type="time">
            <text:p>00:24:00</text:p>
          </table:table-cell>
          <table:table-cell table:style-name="ce86" office:value-type="time" office:time-value="PT01H04M00S" calcext:value-type="time">
            <text:p>01:04:00</text:p>
          </table:table-cell>
          <table:table-cell table:style-name="ce95" table:formula="of:=([.E19] - [.D19])*24" office:value-type="float" office:value="0.666666666666667" calcext:value-type="float">
            <text:p>0,67</text:p>
          </table:table-cell>
          <table:covered-table-cell table:style-name="ce28"/>
          <table:covered-table-cell table:style-name="ce69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01H08M00S" calcext:value-type="time">
            <text:p>01:08:00</text:p>
          </table:table-cell>
          <table:table-cell table:style-name="ce86" office:value-type="time" office:time-value="PT01H18M00S" calcext:value-type="time">
            <text:p>01:18:00</text:p>
          </table:table-cell>
          <table:table-cell table:style-name="ce95" table:formula="of:=([.E20] - [.D20])*24" office:value-type="float" office:value="0.166666666666667" calcext:value-type="float">
            <text:p>0,17</text:p>
          </table:table-cell>
          <table:covered-table-cell table:style-name="ce28"/>
          <table:covered-table-cell table:style-name="ce69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1" office:value-type="date" office:date-value="2023-09-06" calcext:value-type="date">
            <text:p>6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45M00S" calcext:value-type="time">
            <text:p>13:45:00</text:p>
          </table:table-cell>
          <table:table-cell table:style-name="ce85" office:value-type="time" office:time-value="PT15H41M00S" calcext:value-type="time">
            <text:p>15:41:00</text:p>
          </table:table-cell>
          <table:table-cell table:style-name="ce93" table:formula="of:=([.E21] - [.D21])*24" office:value-type="float" office:value="1.93333333333333" calcext:value-type="float">
            <text:p>1,93</text:p>
          </table:table-cell>
          <table:table-cell table:style-name="ce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4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5H42M00S" calcext:value-type="time">
            <text:p>15:42:00</text:p>
          </table:table-cell>
          <table:table-cell table:style-name="ce86" office:value-type="time" office:time-value="PT16H07M00S" calcext:value-type="time">
            <text:p>16:07:00</text:p>
          </table:table-cell>
          <table:table-cell table:style-name="ce95" table:formula="of:=([.E22] - [.D22])*24" office:value-type="float" office:value="0.416666666666665" calcext:value-type="float">
            <text:p>0,42</text:p>
          </table:table-cell>
          <table:covered-table-cell table:style-name="ce28"/>
          <table:covered-table-cell table:style-name="ce69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86" office:value-type="time" office:time-value="PT18H51M00S" calcext:value-type="time">
            <text:p>18:51:00</text:p>
          </table:table-cell>
          <table:table-cell table:style-name="ce95" table:formula="of:=([.E23] - [.D23])*24" office:value-type="float" office:value="0.416666666666665" calcext:value-type="float">
            <text:p>0,42</text:p>
          </table:table-cell>
          <table:covered-table-cell table:style-name="ce28"/>
          <table:covered-table-cell table:style-name="ce69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8H52M00S" calcext:value-type="time">
            <text:p>18:52:00</text:p>
          </table:table-cell>
          <table:table-cell table:style-name="ce86" office:value-type="time" office:time-value="PT20H38M00S" calcext:value-type="time">
            <text:p>20:38:00</text:p>
          </table:table-cell>
          <table:table-cell table:style-name="ce95" table:formula="of:=([.E24] - [.D24])*24" office:value-type="float" office:value="1.76666666666667" calcext:value-type="float">
            <text:p>1,7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21H37M00S" calcext:value-type="time">
            <text:p>21:37:00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95" table:formula="of:=([.E25] - [.D25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style-name="ce81" office:value-type="date" office:date-value="2023-09-07" calcext:value-type="date">
            <text:p>7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42M00S" calcext:value-type="time">
            <text:p>13:42:00</text:p>
          </table:table-cell>
          <table:table-cell table:style-name="ce85" office:value-type="time" office:time-value="PT14H31M00S" calcext:value-type="time">
            <text:p>14:31:00</text:p>
          </table:table-cell>
          <table:table-cell table:style-name="ce93" table:formula="of:=([.E26] - [.D26])*24" office:value-type="float" office:value="0.816666666666666" calcext:value-type="float">
            <text:p>0,82</text:p>
          </table:table-cell>
          <table:table-cell table:style-name="ce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4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office:value-type="time" office:time-value="PT14H47M00S" calcext:value-type="time">
            <text:p>14:47:00</text:p>
          </table:table-cell>
          <table:table-cell table:style-name="ce95" table:formula="of:=([.E27] - [.D27])*24" office:value-type="float" office:value="0.250000000000002" calcext:value-type="float">
            <text:p>0,2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51M00S" calcext:value-type="time">
            <text:p>14:51:00</text:p>
          </table:table-cell>
          <table:table-cell table:style-name="ce87" office:value-type="time" office:time-value="PT15H26M00S" calcext:value-type="time">
            <text:p>15:26:00</text:p>
          </table:table-cell>
          <table:table-cell table:style-name="ce95" table:formula="of:=([.E28] - [.D28])*24" office:value-type="float" office:value="0.583333333333334" calcext:value-type="float">
            <text:p>0,5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5H30M00S" calcext:value-type="time">
            <text:p>15:30:00</text:p>
          </table:table-cell>
          <table:table-cell table:style-name="ce87" office:value-type="time" office:time-value="PT15H38M00S" calcext:value-type="time">
            <text:p>15:38:00</text:p>
          </table:table-cell>
          <table:table-cell table:style-name="ce95" table:formula="of:=([.E29] - [.D29])*24" office:value-type="float" office:value="0.133333333333333" calcext:value-type="float">
            <text:p>0,1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28M00S" calcext:value-type="time">
            <text:p>19:28:00</text:p>
          </table:table-cell>
          <table:table-cell table:style-name="ce87" office:value-type="time" office:time-value="PT20H43M00S" calcext:value-type="time">
            <text:p>20:43:00</text:p>
          </table:table-cell>
          <table:table-cell table:style-name="ce95" table:formula="of:=([.E30] - [.D30])*24" office:value-type="float" office:value="1.25" calcext:value-type="float">
            <text:p>1,2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244H42M59.999999609S" calcext:value-type="time">
            <text:p>20:43:00</text:p>
          </table:table-cell>
          <table:table-cell table:style-name="ce87" office:value-type="time" office:time-value="PT1084248H55M00.000000279S" calcext:value-type="time">
            <text:p>00:55:00</text:p>
          </table:table-cell>
          <table:table-cell table:style-name="ce95" table:formula="of:=([.E31] - [.D31])*24" office:value-type="float" office:value="4.20000000006985" calcext:value-type="float">
            <text:p>4,2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81" office:value-type="date" office:date-value="2023-09-08" calcext:value-type="date">
            <text:p>8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1H12M00S" calcext:value-type="time">
            <text:p>11:12:00</text:p>
          </table:table-cell>
          <table:table-cell table:style-name="ce85" office:value-type="time" office:time-value="PT11H58M00S" calcext:value-type="time">
            <text:p>11:58:00</text:p>
          </table:table-cell>
          <table:table-cell table:style-name="ce93" table:formula="of:=([.E32] - [.D32])*24" office:value-type="float" office:value="0.766666666666667" calcext:value-type="float">
            <text:p>0,77</text:p>
          </table:table-cell>
          <table:table-cell table:style-name="ce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4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1H58M00S" calcext:value-type="time">
            <text:p>11:58:00</text:p>
          </table:table-cell>
          <table:table-cell table:style-name="ce87" office:value-type="time" office:time-value="PT15H33M00S" calcext:value-type="time">
            <text:p>15:33:00</text:p>
          </table:table-cell>
          <table:table-cell table:style-name="ce95" table:formula="of:=([.E33] - [.D33])*24" office:value-type="float" office:value="3.58333333333333" calcext:value-type="float">
            <text:p>3,5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36M00S" calcext:value-type="time">
            <text:p>19:36:00</text:p>
          </table:table-cell>
          <table:table-cell table:style-name="ce87" office:value-type="time" office:time-value="PT21H44M00S" calcext:value-type="time">
            <text:p>21:44:00</text:p>
          </table:table-cell>
          <table:table-cell table:style-name="ce95" table:formula="of:=([.E34] - [.D34])*24" office:value-type="float" office:value="2.13333333333333" calcext:value-type="float">
            <text:p>2,1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45M00S" calcext:value-type="time">
            <text:p>22:45:00</text:p>
          </table:table-cell>
          <table:table-cell table:style-name="ce87" office:value-type="time" office:time-value="PT23H34M00S" calcext:value-type="time">
            <text:p>23:34:00</text:p>
          </table:table-cell>
          <table:table-cell table:style-name="ce95" table:formula="of:=([.E35] - [.D35])*24" office:value-type="float" office:value="0.816666666666666" calcext:value-type="float">
            <text:p>0,8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9" calcext:value-type="float">
            <text:p>9</text:p>
          </table:table-cell>
          <table:table-cell table:style-name="ce81" office:value-type="date" office:date-value="2023-09-09" calcext:value-type="date">
            <text:p>9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03M00S" calcext:value-type="time">
            <text:p>18:03:00</text:p>
          </table:table-cell>
          <table:table-cell table:style-name="ce85" office:value-type="time" office:time-value="PT19H31M00S" calcext:value-type="time">
            <text:p>19:31:00</text:p>
          </table:table-cell>
          <table:table-cell table:style-name="ce93" table:formula="of:=([.E36] - [.D36])*24" office:value-type="float" office:value="1.46666666666667" calcext:value-type="float">
            <text:p>1,47</text:p>
          </table:table-cell>
          <table:table-cell table:style-name="ce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4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294H09M00.000000503S" calcext:value-type="time">
            <text:p>22:09:00</text:p>
          </table:table-cell>
          <table:table-cell table:style-name="ce87" office:value-type="time" office:time-value="PT1084296H38M59.999999665S" calcext:value-type="time">
            <text:p>00:39:00</text:p>
          </table:table-cell>
          <table:table-cell table:style-name="ce95" table:formula="of:=([.E37] - [.D37])*24" office:value-type="float" office:value="2.49999999994179" calcext:value-type="float">
            <text:p>2,5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1" office:value-type="date" office:date-value="2023-09-10" calcext:value-type="date">
            <text:p>10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02M00S" calcext:value-type="time">
            <text:p>18:02:00</text:p>
          </table:table-cell>
          <table:table-cell table:style-name="ce85" office:value-type="time" office:time-value="PT18H24M00S" calcext:value-type="time">
            <text:p>18:24:00</text:p>
          </table:table-cell>
          <table:table-cell table:style-name="ce93" table:formula="of:=([.E38] - [.D38])*24" office:value-type="float" office:value="0.366666666666668" calcext:value-type="float">
            <text:p>0,37</text:p>
          </table:table-cell>
          <table:table-cell table:style-name="ce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4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24M00S" calcext:value-type="time">
            <text:p>18:24:00</text:p>
          </table:table-cell>
          <table:table-cell table:style-name="ce87" office:value-type="time" office:time-value="PT19H06M00S" calcext:value-type="time">
            <text:p>19:06:00</text:p>
          </table:table-cell>
          <table:table-cell table:style-name="ce95" table:formula="of:=([.E39] - [.D39])*24" office:value-type="float" office:value="0.699999999999998" calcext:value-type="float">
            <text:p>0,7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08M00S" calcext:value-type="time">
            <text:p>19:08:00</text:p>
          </table:table-cell>
          <table:table-cell table:style-name="ce87" office:value-type="time" office:time-value="PT19H24M00S" calcext:value-type="time">
            <text:p>19:24:00</text:p>
          </table:table-cell>
          <table:table-cell table:style-name="ce95" table:formula="of:=([.E40] - [.D40])*24" office:value-type="float" office:value="0.266666666666666" calcext:value-type="float">
            <text:p>0,2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315H31M59.999999553S" calcext:value-type="time">
            <text:p>19:32:00</text:p>
          </table:table-cell>
          <table:table-cell table:style-name="ce87" office:value-type="time" office:time-value="PT1084320H48M59.999999944S" calcext:value-type="time">
            <text:p>00:49:00</text:p>
          </table:table-cell>
          <table:table-cell table:style-name="ce95" table:formula="of:=([.E41] - [.D41])*24" office:value-type="float" office:value="5.28333333344199" calcext:value-type="float">
            <text:p>5,2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81" office:value-type="date" office:date-value="2023-09-11" calcext:value-type="date">
            <text:p>11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9H06M00S" calcext:value-type="time">
            <text:p>19:06:00</text:p>
          </table:table-cell>
          <table:table-cell table:style-name="ce85" office:value-type="time" office:time-value="PT20H12M00S" calcext:value-type="time">
            <text:p>20:12:00</text:p>
          </table:table-cell>
          <table:table-cell table:style-name="ce93" table:formula="of:=([.E42] - [.D42])*24" office:value-type="float" office:value="1.1" calcext:value-type="float">
            <text:p>1,10</text:p>
          </table:table-cell>
          <table:table-cell table:style-name="ce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4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13M00S" calcext:value-type="time">
            <text:p>20:13:00</text:p>
          </table:table-cell>
          <table:table-cell table:style-name="ce87" office:value-type="time" office:time-value="PT20H31M00S" calcext:value-type="time">
            <text:p>20:31:00</text:p>
          </table:table-cell>
          <table:table-cell table:style-name="ce95" table:formula="of:=([.E43] - [.D43])*24" office:value-type="float" office:value="0.299999999999999" calcext:value-type="float">
            <text:p>0,3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42M00S" calcext:value-type="time">
            <text:p>20:42:00</text:p>
          </table:table-cell>
          <table:table-cell table:style-name="ce87" office:value-type="time" office:time-value="PT20H49M00S" calcext:value-type="time">
            <text:p>20:49:00</text:p>
          </table:table-cell>
          <table:table-cell table:style-name="ce95" table:formula="of:=([.E44] - [.D44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51M00S" calcext:value-type="time">
            <text:p>20:51:00</text:p>
          </table:table-cell>
          <table:table-cell table:style-name="ce87" office:value-type="time" office:time-value="PT20H58M00S" calcext:value-type="time">
            <text:p>20:58:00</text:p>
          </table:table-cell>
          <table:table-cell table:style-name="ce95" table:formula="of:=([.E45] - [.D45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4M00S" calcext:value-type="time">
            <text:p>21:54:00</text:p>
          </table:table-cell>
          <table:table-cell table:style-name="ce87" office:value-type="time" office:time-value="PT23H06M00S" calcext:value-type="time">
            <text:p>23:06:00</text:p>
          </table:table-cell>
          <table:table-cell table:style-name="ce95" table:formula="of:=([.E46] - [.D46])*24" office:value-type="float" office:value="1.2" calcext:value-type="float">
            <text:p>1,2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1" office:value-type="date" office:date-value="2023-09-12" calcext:value-type="date">
            <text:p>1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34M00S" calcext:value-type="time">
            <text:p>14:34:00</text:p>
          </table:table-cell>
          <table:table-cell table:style-name="ce85" office:value-type="time" office:time-value="PT15H25M00S" calcext:value-type="time">
            <text:p>15:25:00</text:p>
          </table:table-cell>
          <table:table-cell table:style-name="ce93" table:formula="of:=([.E47] - [.D47])*24" office:value-type="float" office:value="0.850000000000002" calcext:value-type="float">
            <text:p>0,85</text:p>
          </table:table-cell>
          <table:table-cell table:style-name="ce28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4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34M00S" calcext:value-type="time">
            <text:p>14:34:00</text:p>
          </table:table-cell>
          <table:table-cell table:style-name="ce87" office:value-type="time" office:time-value="PT15H25M00S" calcext:value-type="time">
            <text:p>15:25:00</text:p>
          </table:table-cell>
          <table:table-cell table:style-name="ce95" table:formula="of:=([.E48] - [.D48])*24" office:value-type="float" office:value="0.850000000000002" calcext:value-type="float">
            <text:p>0,8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14M00S" calcext:value-type="time">
            <text:p>18:14:00</text:p>
          </table:table-cell>
          <table:table-cell table:style-name="ce87" office:value-type="time" office:time-value="PT18H45M00S" calcext:value-type="time">
            <text:p>18:45:00</text:p>
          </table:table-cell>
          <table:table-cell table:style-name="ce95" table:formula="of:=([.E49] - [.D49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45M00S" calcext:value-type="time">
            <text:p>18:45:00</text:p>
          </table:table-cell>
          <table:table-cell table:style-name="ce87" office:value-type="time" office:time-value="PT18H57M00S" calcext:value-type="time">
            <text:p>18:57:00</text:p>
          </table:table-cell>
          <table:table-cell table:style-name="ce95" table:formula="of:=([.E50] - [.D50])*24" office:value-type="float" office:value="0.199999999999999" calcext:value-type="float">
            <text:p>0,2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6M00S" calcext:value-type="time">
            <text:p>21:56:00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95" table:formula="of:=([.E51] - [.D51])*24" office:value-type="float" office:value="0.633333333333334" calcext:value-type="float">
            <text:p>0,6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87" office:value-type="time" office:time-value="PT23H21M00S" calcext:value-type="time">
            <text:p>23:21:00</text:p>
          </table:table-cell>
          <table:table-cell table:style-name="ce95" table:formula="of:=([.E52] - [.D52])*24" office:value-type="float" office:value="0.783333333333333" calcext:value-type="float">
            <text:p>0,7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81" office:value-type="date" office:date-value="2023-09-13" calcext:value-type="date">
            <text:p>13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37M00S" calcext:value-type="time">
            <text:p>18:37:00</text:p>
          </table:table-cell>
          <table:table-cell table:style-name="ce85" office:value-type="time" office:time-value="PT19H23M00S" calcext:value-type="time">
            <text:p>19:23:00</text:p>
          </table:table-cell>
          <table:table-cell table:style-name="ce93" table:formula="of:=([.E53] - [.D53])*24" office:value-type="float" office:value="0.766666666666667" calcext:value-type="float">
            <text:p>0,77</text:p>
          </table:table-cell>
          <table:table-cell table:style-name="ce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4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6M00S" calcext:value-type="time">
            <text:p>21:56:00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95" table:formula="of:=([.E54] - [.D54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1" office:value-type="date" office:date-value="2023-09-14" calcext:value-type="date">
            <text:p>14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2H45M00S" calcext:value-type="time">
            <text:p>12:45:00</text:p>
          </table:table-cell>
          <table:table-cell table:style-name="ce85" office:value-type="time" office:time-value="PT13H31M00S" calcext:value-type="time">
            <text:p>13:31:00</text:p>
          </table:table-cell>
          <table:table-cell table:style-name="ce93" table:formula="of:=([.E55] - [.D55])*24" office:value-type="float" office:value="0.766666666666667" calcext:value-type="float">
            <text:p>0,77</text:p>
          </table:table-cell>
          <table:table-cell table:style-name="ce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4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3H31M00S" calcext:value-type="time">
            <text:p>13:31:00</text:p>
          </table:table-cell>
          <table:table-cell table:style-name="ce87" office:value-type="time" office:time-value="PT14H33M00S" calcext:value-type="time">
            <text:p>14:33:00</text:p>
          </table:table-cell>
          <table:table-cell table:style-name="ce95" table:formula="of:=([.E56] - [.D56])*24" office:value-type="float" office:value="1.03333333333333" calcext:value-type="float">
            <text:p>1,0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31M00S" calcext:value-type="time">
            <text:p>18:31:00</text:p>
          </table:table-cell>
          <table:table-cell table:style-name="ce87" office:value-type="time" office:time-value="PT18H48M00S" calcext:value-type="time">
            <text:p>18:48:00</text:p>
          </table:table-cell>
          <table:table-cell table:style-name="ce95" table:formula="of:=([.E57] - [.D57])*24" office:value-type="float" office:value="0.283333333333332" calcext:value-type="float">
            <text:p>0,2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07M00S" calcext:value-type="time">
            <text:p>18:07:00</text:p>
          </table:table-cell>
          <table:table-cell table:style-name="ce87" office:value-type="time" office:time-value="PT18H29M00S" calcext:value-type="time">
            <text:p>18:29:00</text:p>
          </table:table-cell>
          <table:table-cell table:style-name="ce95" table:formula="of:=([.E58] - [.D58])*24" office:value-type="float" office:value="0.366666666666668" calcext:value-type="float">
            <text:p>0,3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29M00S" calcext:value-type="time">
            <text:p>18:29:00</text:p>
          </table:table-cell>
          <table:table-cell table:style-name="ce87" office:value-type="time" office:time-value="PT18H30M00S" calcext:value-type="time">
            <text:p>18:30:00</text:p>
          </table:table-cell>
          <table:table-cell table:style-name="ce95" table:formula="of:=([.E59] - [.D59])*24" office:value-type="float" office:value="0.0166666666666666" calcext:value-type="float">
            <text:p>0,0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number-columns-repeated="2" table:style-name="ce87" office:value-type="time" office:time-value="PT18H49M00S" calcext:value-type="time">
            <text:p>18:49:00</text:p>
          </table:table-cell>
          <table:table-cell table:style-name="ce95" table:formula="of:=([.E60] - [.D60])*24" office:value-type="float" office:value="0" calcext:value-type="float">
            <text:p>0,0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51M00S" calcext:value-type="time">
            <text:p>18:51:00</text:p>
          </table:table-cell>
          <table:table-cell table:style-name="ce87" office:value-type="time" office:time-value="PT21H19M00S" calcext:value-type="time">
            <text:p>21:19:00</text:p>
          </table:table-cell>
          <table:table-cell table:style-name="ce95" table:formula="of:=([.E61] - [.D61])*24" office:value-type="float" office:value="2.46666666666667" calcext:value-type="float">
            <text:p>2,4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5" calcext:value-type="float">
            <text:p>15</text:p>
          </table:table-cell>
          <table:table-cell table:style-name="ce81" office:value-type="date" office:date-value="2023-09-15" calcext:value-type="date">
            <text:p>15.09.2023</text:p>
          </table:table-cell>
          <table:table-cell table:style-name="ce84" office:value-type="string" calcext:value-type="string">
            <text:p>command-api</text:p>
          </table:table-cell>
          <table:table-cell table:style-name="ce85" office:value-type="time" office:time-value="PT18H12M00S" calcext:value-type="time">
            <text:p>18:12:00</text:p>
          </table:table-cell>
          <table:table-cell table:style-name="ce85" office:value-type="time" office:time-value="PT18H19M00S" calcext:value-type="time">
            <text:p>18:19:00</text:p>
          </table:table-cell>
          <table:table-cell table:style-name="ce93" table:formula="of:=([.E62] - [.D62])*24" office:value-type="float" office:value="0.116666666666666" calcext:value-type="float">
            <text:p>0,12</text:p>
          </table:table-cell>
          <table:table-cell table:style-name="ce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4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19M00S" calcext:value-type="time">
            <text:p>18:19:00</text:p>
          </table:table-cell>
          <table:table-cell table:style-name="ce87" office:value-type="time" office:time-value="PT18H22M00S" calcext:value-type="time">
            <text:p>18:22:00</text:p>
          </table:table-cell>
          <table:table-cell table:style-name="ce95" table:formula="of:=([.E63] - [.D63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23M00S" calcext:value-type="time">
            <text:p>18:23:00</text:p>
          </table:table-cell>
          <table:table-cell table:style-name="ce87" office:value-type="time" office:time-value="PT18H26M00S" calcext:value-type="time">
            <text:p>18:26:00</text:p>
          </table:table-cell>
          <table:table-cell table:style-name="ce95" table:formula="of:=([.E64] - [.D64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26M00S" calcext:value-type="time">
            <text:p>18:26:00</text:p>
          </table:table-cell>
          <table:table-cell table:style-name="ce87" office:value-type="time" office:time-value="PT18H44M00S" calcext:value-type="time">
            <text:p>18:44:00</text:p>
          </table:table-cell>
          <table:table-cell table:style-name="ce95" table:formula="of:=([.E65] - [.D65])*24" office:value-type="float" office:value="0.299999999999999" calcext:value-type="float">
            <text:p>0,3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46M00S" calcext:value-type="time">
            <text:p>18:46:00</text:p>
          </table:table-cell>
          <table:table-cell table:style-name="ce87" office:value-type="time" office:time-value="PT18H51M00S" calcext:value-type="time">
            <text:p>18:51:00</text:p>
          </table:table-cell>
          <table:table-cell table:style-name="ce95" table:formula="of:=([.E66] - [.D66])*24" office:value-type="float" office:value="0.083333333333333" calcext:value-type="float">
            <text:p>0,0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52M00S" calcext:value-type="time">
            <text:p>18:52:00</text:p>
          </table:table-cell>
          <table:table-cell table:style-name="ce87" office:value-type="time" office:time-value="PT18H58M00S" calcext:value-type="time">
            <text:p>18:58:00</text:p>
          </table:table-cell>
          <table:table-cell table:style-name="ce95" table:formula="of:=([.E67] - [.D67])*24" office:value-type="float" office:value="0.0999999999999996" calcext:value-type="float">
            <text:p>0,1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58M00S" calcext:value-type="time">
            <text:p>18:58:00</text:p>
          </table:table-cell>
          <table:table-cell table:style-name="ce87" office:value-type="time" office:time-value="PT19H00M00S" calcext:value-type="time">
            <text:p>19:00:00</text:p>
          </table:table-cell>
          <table:table-cell table:style-name="ce95" table:formula="of:=([.E68] - [.D68])*24" office:value-type="float" office:value="0.0333333333333332" calcext:value-type="float">
            <text:p>0,0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9H01M00S" calcext:value-type="time">
            <text:p>19:01:00</text:p>
          </table:table-cell>
          <table:table-cell table:style-name="ce87" office:value-type="time" office:time-value="PT19H10M00S" calcext:value-type="time">
            <text:p>19:10:00</text:p>
          </table:table-cell>
          <table:table-cell table:style-name="ce95" table:formula="of:=([.E69] - [.D69])*24" office:value-type="float" office:value="0.150000000000002" calcext:value-type="float">
            <text:p>0,1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1" office:value-type="date" office:date-value="2023-09-16" calcext:value-type="date">
            <text:p>16.09.2023</text:p>
          </table:table-cell>
          <table:table-cell table:style-name="ce84" office:value-type="string" calcext:value-type="string">
            <text:p>command-app</text:p>
          </table:table-cell>
          <table:table-cell table:style-name="ce85" office:value-type="time" office:time-value="PT14H18M00S" calcext:value-type="time">
            <text:p>14:18:00</text:p>
          </table:table-cell>
          <table:table-cell table:style-name="ce85" office:value-type="time" office:time-value="PT16H57M00S" calcext:value-type="time">
            <text:p>16:57:00</text:p>
          </table:table-cell>
          <table:table-cell table:style-name="ce93" table:formula="of:=([.E70] - [.D70])*24" office:value-type="float" office:value="2.65" calcext:value-type="float">
            <text:p>2,65</text:p>
          </table:table-cell>
          <table:table-cell table:style-name="ce28" table:formula="of:=COUNTA([.E70:.E76])" office:value-type="float" office:value="7" calcext:value-type="float">
            <text:p>7</text:p>
          </table:table-cell>
          <table:table-cell table:style-name="ce34" table:formula="of:=SUM([.F70:.F76])" office:value-type="float" office:value="9.21666666666667" calcext:value-type="float">
            <text:p>9,2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7" calcext:value-type="float">
            <text:p>17</text:p>
          </table:table-cell>
          <table:table-cell table:style-name="ce81" office:value-type="date" office:date-value="2023-09-17" calcext:value-type="date">
            <text:p>17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11M00S" calcext:value-type="time">
            <text:p>18:11:00</text:p>
          </table:table-cell>
          <table:table-cell table:style-name="ce85" office:value-type="time" office:time-value="PT20H37M00S" calcext:value-type="time">
            <text:p>20:37:00</text:p>
          </table:table-cell>
          <table:table-cell table:style-name="ce93" table:formula="of:=([.E71] - [.D71])*24" office:value-type="float" office:value="2.43333333333333" calcext:value-type="float">
            <text:p>2,43</text:p>
          </table:table-cell>
          <table:table-cell table:style-name="ce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4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06M00S" calcext:value-type="time">
            <text:p>22:06:00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95" table:formula="of:=([.E72] - [.D72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87" office:value-type="time" office:time-value="PT23H59M00S" calcext:value-type="time">
            <text:p>23:59:00</text:p>
          </table:table-cell>
          <table:table-cell table:style-name="ce95" table:formula="of:=([.E73] - [.D73])*24" office:value-type="float" office:value="1.36666666666667" calcext:value-type="float">
            <text:p>1,3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1" office:value-type="date" office:date-value="2023-09-18" calcext:value-type="date">
            <text:p>18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09H19M00S" calcext:value-type="time">
            <text:p>09:19:00</text:p>
          </table:table-cell>
          <table:table-cell table:style-name="ce85" office:value-type="time" office:time-value="PT09H48M00S" calcext:value-type="time">
            <text:p>09:48:00</text:p>
          </table:table-cell>
          <table:table-cell table:style-name="ce93" table:formula="of:=([.E74] - [.D74])*24" office:value-type="float" office:value="0.483333333333333" calcext:value-type="float">
            <text:p>0,48</text:p>
          </table:table-cell>
          <table:table-cell table:style-name="ce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4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H43M00S" calcext:value-type="time">
            <text:p>10:43:00</text:p>
          </table:table-cell>
          <table:table-cell table:style-name="ce87" office:value-type="time" office:time-value="PT11H34M00S" calcext:value-type="time">
            <text:p>11:34:00</text:p>
          </table:table-cell>
          <table:table-cell table:style-name="ce95" table:formula="of:=([.E75] - [.D75])*24" office:value-type="float" office:value="0.85" calcext:value-type="float">
            <text:p>0,8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33M00S" calcext:value-type="time">
            <text:p>14:33:00</text:p>
          </table:table-cell>
          <table:table-cell table:style-name="ce87" office:value-type="time" office:time-value="PT15H28M00S" calcext:value-type="time">
            <text:p>15:28:00</text:p>
          </table:table-cell>
          <table:table-cell table:style-name="ce95" table:formula="of:=([.E76] - [.D76])*24" office:value-type="float" office:value="0.916666666666669" calcext:value-type="float">
            <text:p>0,9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5H28M00S" calcext:value-type="time">
            <text:p>15:28:00</text:p>
          </table:table-cell>
          <table:table-cell table:style-name="ce87" office:value-type="time" office:time-value="PT15H59M00S" calcext:value-type="time">
            <text:p>15:59:00</text:p>
          </table:table-cell>
          <table:table-cell table:style-name="ce95" table:formula="of:=([.E77] - [.D77])*24" office:value-type="float" office:value="0.516666666666665" calcext:value-type="float">
            <text:p>0,5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09M00S" calcext:value-type="time">
            <text:p>17:09:00</text:p>
          </table:table-cell>
          <table:table-cell table:style-name="ce87" office:value-type="time" office:time-value="PT20H45M00S" calcext:value-type="time">
            <text:p>20:45:00</text:p>
          </table:table-cell>
          <table:table-cell table:style-name="ce95" table:formula="of:=([.E78] - [.D78])*24" office:value-type="float" office:value="3.6" calcext:value-type="float">
            <text:p>3,6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11H04M00.000000782S" calcext:value-type="time">
            <text:p>23:04:00</text:p>
          </table:table-cell>
          <table:table-cell table:style-name="ce87" office:value-type="time" office:time-value="PT1084513H23M59.999999665S" calcext:value-type="time">
            <text:p>01:24:00</text:p>
          </table:table-cell>
          <table:table-cell table:style-name="ce95" table:formula="of:=([.E79] - [.D79])*24" office:value-type="float" office:value="2.33333333343035" calcext:value-type="float">
            <text:p>2,3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81" office:value-type="date" office:date-value="2023-09-19" calcext:value-type="date">
            <text:p>19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0H39M00S" calcext:value-type="time">
            <text:p>10:39:00</text:p>
          </table:table-cell>
          <table:table-cell table:style-name="ce85" office:value-type="time" office:time-value="PT14H50M00S" calcext:value-type="time">
            <text:p>14:50:00</text:p>
          </table:table-cell>
          <table:table-cell table:style-name="ce93" table:formula="of:=([.E80] - [.D80])*24" office:value-type="float" office:value="4.18333333333333" calcext:value-type="float">
            <text:p>4,18</text:p>
          </table:table-cell>
          <table:table-cell table:style-name="ce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4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32H19M59.999999721S" calcext:value-type="time">
            <text:p>20:20:00</text:p>
          </table:table-cell>
          <table:table-cell table:style-name="ce87" office:value-type="time" office:time-value="PT1084536H08M59.999999665S" calcext:value-type="time">
            <text:p>00:09:00</text:p>
          </table:table-cell>
          <table:table-cell table:style-name="ce95" table:formula="of:=([.E81] - [.D81])*24" office:value-type="float" office:value="3.81666666670935" calcext:value-type="float">
            <text:p>3,8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1" office:value-type="date" office:date-value="2023-09-20" calcext:value-type="date">
            <text:p>20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2H55M00S" calcext:value-type="time">
            <text:p>12:55:00</text:p>
          </table:table-cell>
          <table:table-cell table:style-name="ce85" office:value-type="time" office:time-value="PT14H45M00S" calcext:value-type="time">
            <text:p>14:45:00</text:p>
          </table:table-cell>
          <table:table-cell table:style-name="ce93" table:formula="of:=([.E82] - [.D82])*24" office:value-type="float" office:value="1.83333333333333" calcext:value-type="float">
            <text:p>1,83</text:p>
          </table:table-cell>
          <table:table-cell table:style-name="ce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4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4H45M00S" calcext:value-type="time">
            <text:p>14:45:00</text:p>
          </table:table-cell>
          <table:table-cell table:style-name="ce87" office:value-type="time" office:time-value="PT15H17M00S" calcext:value-type="time">
            <text:p>15:17:00</text:p>
          </table:table-cell>
          <table:table-cell table:style-name="ce95" table:formula="of:=([.E83] - [.D83])*24" office:value-type="float" office:value="0.533333333333331" calcext:value-type="float">
            <text:p>0,5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5H17M00S" calcext:value-type="time">
            <text:p>15:17:00</text:p>
          </table:table-cell>
          <table:table-cell table:style-name="ce87" office:value-type="time" office:time-value="PT15H23M00S" calcext:value-type="time">
            <text:p>15:23:00</text:p>
          </table:table-cell>
          <table:table-cell table:style-name="ce95" table:formula="of:=([.E84] - [.D84])*24" office:value-type="float" office:value="0.100000000000002" calcext:value-type="float">
            <text:p>0,1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5H23M00S" calcext:value-type="time">
            <text:p>15:23:00</text:p>
          </table:table-cell>
          <table:table-cell table:style-name="ce87" office:value-type="time" office:time-value="PT16H01M00S" calcext:value-type="time">
            <text:p>16:01:00</text:p>
          </table:table-cell>
          <table:table-cell table:style-name="ce95" table:formula="of:=([.E85] - [.D85])*24" office:value-type="float" office:value="0.633333333333331" calcext:value-type="float">
            <text:p>0,6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6H03M00S" calcext:value-type="time">
            <text:p>16:03:00</text:p>
          </table:table-cell>
          <table:table-cell table:style-name="ce87" office:value-type="time" office:time-value="PT16H34M00S" calcext:value-type="time">
            <text:p>16:34:00</text:p>
          </table:table-cell>
          <table:table-cell table:style-name="ce95" table:formula="of:=([.E86] - [.D86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6H35M00S" calcext:value-type="time">
            <text:p>16:35:00</text:p>
          </table:table-cell>
          <table:table-cell table:style-name="ce87" office:value-type="time" office:time-value="PT17H37M00S" calcext:value-type="time">
            <text:p>17:37:00</text:p>
          </table:table-cell>
          <table:table-cell table:style-name="ce95" table:formula="of:=([.E87] - [.D87])*24" office:value-type="float" office:value="1.03333333333333" calcext:value-type="float">
            <text:p>1,0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7H49M00S" calcext:value-type="time">
            <text:p>17:49:00</text:p>
          </table:table-cell>
          <table:table-cell table:style-name="ce87" office:value-type="time" office:time-value="PT18H17M00S" calcext:value-type="time">
            <text:p>18:17:00</text:p>
          </table:table-cell>
          <table:table-cell table:style-name="ce95" table:formula="of:=([.E88] - [.D88])*24" office:value-type="float" office:value="0.466666666666665" calcext:value-type="float">
            <text:p>0,4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8H17M00S" calcext:value-type="time">
            <text:p>18:17:00</text:p>
          </table:table-cell>
          <table:table-cell table:style-name="ce87" office:value-type="time" office:time-value="PT18H42M00S" calcext:value-type="time">
            <text:p>18:42:00</text:p>
          </table:table-cell>
          <table:table-cell table:style-name="ce95" table:formula="of:=([.E89] - [.D89])*24" office:value-type="float" office:value="0.416666666666668" calcext:value-type="float">
            <text:p>0,4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20H36M00S" calcext:value-type="time">
            <text:p>20:36:00</text:p>
          </table:table-cell>
          <table:table-cell table:style-name="ce87" office:value-type="time" office:time-value="PT23H21M00S" calcext:value-type="time">
            <text:p>23:21:00</text:p>
          </table:table-cell>
          <table:table-cell table:style-name="ce95" table:formula="of:=([.E90] - [.D90])*24" office:value-type="float" office:value="2.75" calcext:value-type="float">
            <text:p>2,7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81" office:value-type="date" office:date-value="2023-09-21" calcext:value-type="date">
            <text:p>21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3H06M00S" calcext:value-type="time">
            <text:p>13:06:00</text:p>
          </table:table-cell>
          <table:table-cell table:style-name="ce85" office:value-type="time" office:time-value="PT15H20M00S" calcext:value-type="time">
            <text:p>15:20:00</text:p>
          </table:table-cell>
          <table:table-cell table:style-name="ce93" table:formula="of:=([.E91] - [.D91])*24" office:value-type="float" office:value="2.23333333333333" calcext:value-type="float">
            <text:p>2,23</text:p>
          </table:table-cell>
          <table:table-cell table:style-name="ce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4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8H15M00S" calcext:value-type="time">
            <text:p>18:15:00</text:p>
          </table:table-cell>
          <table:table-cell table:style-name="ce87" office:value-type="time" office:time-value="PT19H11M00S" calcext:value-type="time">
            <text:p>19:11:00</text:p>
          </table:table-cell>
          <table:table-cell table:style-name="ce95" table:formula="of:=([.E92] - [.D92])*24" office:value-type="float" office:value="0.933333333333335" calcext:value-type="float">
            <text:p>0,9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9H11M00S" calcext:value-type="time">
            <text:p>19:11:00</text:p>
          </table:table-cell>
          <table:table-cell table:style-name="ce87" office:value-type="time" office:time-value="PT19H51M00S" calcext:value-type="time">
            <text:p>19:51:00</text:p>
          </table:table-cell>
          <table:table-cell table:style-name="ce95" table:formula="of:=([.E93] - [.D93])*24" office:value-type="float" office:value="0.666666666666664" calcext:value-type="float">
            <text:p>0,6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79H52M00.000000112S" calcext:value-type="time">
            <text:p>19:52:00</text:p>
          </table:table-cell>
          <table:table-cell table:style-name="ce87" office:value-type="time" office:time-value="PT1084584H15M00S" calcext:value-type="time">
            <text:p>00:15:00</text:p>
          </table:table-cell>
          <table:table-cell table:style-name="ce95" table:formula="of:=([.E94] - [.D94])*24" office:value-type="float" office:value="4.38333333330229" calcext:value-type="float">
            <text:p>4,3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1" office:value-type="date" office:date-value="2023-09-22" calcext:value-type="date">
            <text:p>2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1H25M00S" calcext:value-type="time">
            <text:p>11:25:00</text:p>
          </table:table-cell>
          <table:table-cell table:style-name="ce85" office:value-type="time" office:time-value="PT12H17M00S" calcext:value-type="time">
            <text:p>12:17:00</text:p>
          </table:table-cell>
          <table:table-cell table:style-name="ce93" table:formula="of:=([.E95] - [.D95])*24" office:value-type="float" office:value="0.866666666666666" calcext:value-type="float">
            <text:p>0,87</text:p>
          </table:table-cell>
          <table:table-cell table:style-name="ce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4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7H38M00S" calcext:value-type="time">
            <text:p>17:38:00</text:p>
          </table:table-cell>
          <table:table-cell table:style-name="ce87" office:value-type="time" office:time-value="PT17H58M00S" calcext:value-type="time">
            <text:p>17:58:00</text:p>
          </table:table-cell>
          <table:table-cell table:style-name="ce95" table:formula="of:=([.E96] - [.D96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49M00S" calcext:value-type="time">
            <text:p>18:49:00</text:p>
          </table:table-cell>
          <table:table-cell table:style-name="ce87" office:value-type="time" office:time-value="PT19H47M00S" calcext:value-type="time">
            <text:p>19:47:00</text:p>
          </table:table-cell>
          <table:table-cell table:style-name="ce95" table:formula="of:=([.E97] - [.D97])*24" office:value-type="float" office:value="0.966666666666666" calcext:value-type="float">
            <text:p>0,9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7" office:value-type="time" office:time-value="PT19H52M00S" calcext:value-type="time">
            <text:p>19:52:00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95" table:formula="of:=([.E98] - [.D98])*24" office:value-type="float" office:value="2.7" calcext:value-type="float">
            <text:p>2,7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608H15M00S" calcext:value-type="time">
            <text:p>00:15:00</text:p>
          </table:table-cell>
          <table:table-cell table:style-name="ce87" office:value-type="time" office:time-value="PT1084610H37M00.000000112S" calcext:value-type="time">
            <text:p>02:37:00</text:p>
          </table:table-cell>
          <table:table-cell table:style-name="ce95" table:formula="of:=([.E99] - [.D99])*24" office:value-type="float" office:value="2.36666666669771" calcext:value-type="float">
            <text:p>2,3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81" office:value-type="date" office:date-value="2023-09-23" calcext:value-type="date">
            <text:p>23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5H24M00S" calcext:value-type="time">
            <text:p>15:24:00</text:p>
          </table:table-cell>
          <table:table-cell table:style-name="ce85" office:value-type="time" office:time-value="PT17H27M00S" calcext:value-type="time">
            <text:p>17:27:00</text:p>
          </table:table-cell>
          <table:table-cell table:style-name="ce93" table:formula="of:=([.E100] - [.D100])*24" office:value-type="float" office:value="2.05" calcext:value-type="float">
            <text:p>2,05</text:p>
          </table:table-cell>
          <table:table-cell table:style-name="ce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4" table:formula="of:=SUM([.F100:.F104])" office:value-type="float" office:value="7.11666666676756" calcext:value-type="float" table:number-columns-spanned="1" table:number-rows-spanned="5">
            <text:p>7,1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31M00S" calcext:value-type="time">
            <text:p>17:31:00</text:p>
          </table:table-cell>
          <table:table-cell table:style-name="ce87" office:value-type="time" office:time-value="PT17H41M00S" calcext:value-type="time">
            <text:p>17:41:00</text:p>
          </table:table-cell>
          <table:table-cell table:style-name="ce95" table:formula="of:=([.E101] - [.D101])*24" office:value-type="float" office:value="0.166666666666669" calcext:value-type="float">
            <text:p>0,1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44M00S" calcext:value-type="time">
            <text:p>17:44:00</text:p>
          </table:table-cell>
          <table:table-cell table:style-name="ce87" office:value-type="time" office:time-value="PT19H10M00S" calcext:value-type="time">
            <text:p>19:10:00</text:p>
          </table:table-cell>
          <table:table-cell table:style-name="ce95" table:formula="of:=([.E102] - [.D102])*24" office:value-type="float" office:value="1.43333333333333" calcext:value-type="float">
            <text:p>1,4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7" office:value-type="time" office:time-value="PT21H40M00S" calcext:value-type="time">
            <text:p>21:40:00</text:p>
          </table:table-cell>
          <table:table-cell table:style-name="ce87" office:value-type="time" office:time-value="PT22H19M00S" calcext:value-type="time">
            <text:p>22:19:00</text:p>
          </table:table-cell>
          <table:table-cell table:style-name="ce95" table:formula="of:=([.E103] - [.D103])*24" office:value-type="float" office:value="0.65" calcext:value-type="float">
            <text:p>0,6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630H19M59.999998882S" calcext:value-type="time">
            <text:p>22:20:00</text:p>
          </table:table-cell>
          <table:table-cell table:style-name="ce87" office:value-type="time" office:time-value="PT1084633H09M00.000000503S" calcext:value-type="time">
            <text:p>01:09:00</text:p>
          </table:table-cell>
          <table:table-cell table:style-name="ce95" table:formula="of:=([.E104] - [.D104])*24" office:value-type="float" office:value="2.81666666676756" calcext:value-type="float">
            <text:p>2,8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1" office:value-type="date" office:date-value="2023-09-24" calcext:value-type="date">
            <text:p>24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50M00S" calcext:value-type="time">
            <text:p>14:50:00</text:p>
          </table:table-cell>
          <table:table-cell table:style-name="ce85" office:value-type="time" office:time-value="PT16H11M00S" calcext:value-type="time">
            <text:p>16:11:00</text:p>
          </table:table-cell>
          <table:table-cell table:style-name="ce93" table:formula="of:=([.E105] - [.D105])*24" office:value-type="float" office:value="1.35" calcext:value-type="float">
            <text:p>1,35</text:p>
          </table:table-cell>
          <table:table-cell table:style-name="ce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4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05M00S" calcext:value-type="time">
            <text:p>19:05:00</text:p>
          </table:table-cell>
          <table:table-cell table:style-name="ce87" office:value-type="time" office:time-value="PT23H28M00S" calcext:value-type="time">
            <text:p>23:28:00</text:p>
          </table:table-cell>
          <table:table-cell table:style-name="ce95" table:formula="of:=([.E106] - [.D106])*24" office:value-type="float" office:value="4.38333333333333" calcext:value-type="float">
            <text:p>4,3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81" office:value-type="date" office:date-value="2023-09-25" calcext:value-type="date">
            <text:p>25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9H01M00S" calcext:value-type="time">
            <text:p>19:01:00</text:p>
          </table:table-cell>
          <table:table-cell table:style-name="ce85" office:value-type="time" office:time-value="PT20H29M00S" calcext:value-type="time">
            <text:p>20:29:00</text:p>
          </table:table-cell>
          <table:table-cell table:style-name="ce93" table:formula="of:=([.E107] - [.D107])*24" office:value-type="float" office:value="1.46666666666667" calcext:value-type="float">
            <text:p>1,47</text:p>
          </table:table-cell>
          <table:table-cell table:style-name="ce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4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09M00S" calcext:value-type="time">
            <text:p>21:09:00</text:p>
          </table:table-cell>
          <table:table-cell table:style-name="ce87" office:value-type="time" office:time-value="PT23H55M00S" calcext:value-type="time">
            <text:p>23:55:00</text:p>
          </table:table-cell>
          <table:table-cell table:style-name="ce95" table:formula="of:=([.E108] - [.D108])*24" office:value-type="float" office:value="2.76666666666667" calcext:value-type="float">
            <text:p>2,7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1" office:value-type="date" office:date-value="2023-09-26" calcext:value-type="date">
            <text:p>26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1H37M00S" calcext:value-type="time">
            <text:p>11:37:00</text:p>
          </table:table-cell>
          <table:table-cell table:style-name="ce85" office:value-type="time" office:time-value="PT11H43M00S" calcext:value-type="time">
            <text:p>11:43:00</text:p>
          </table:table-cell>
          <table:table-cell table:style-name="ce93" table:formula="of:=([.E109] - [.D109])*24" office:value-type="float" office:value="0.0999999999999996" calcext:value-type="float">
            <text:p>0,10</text:p>
          </table:table-cell>
          <table:table-cell table:style-name="ce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4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57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1H43M00S" calcext:value-type="time">
            <text:p>11:43:00</text:p>
          </table:table-cell>
          <table:table-cell table:style-name="ce87" office:value-type="time" office:time-value="PT12H05M00S" calcext:value-type="time">
            <text:p>12:05:00</text:p>
          </table:table-cell>
          <table:table-cell table:style-name="ce95" table:formula="of:=([.E110] - [.D110])*24" office:value-type="float" office:value="0.366666666666667" calcext:value-type="float">
            <text:p>0,37</text:p>
          </table:table-cell>
          <table:covered-table-cell table:style-name="ce103"/>
          <table:covered-table-cell table:style-name="ce94"/>
          <table:table-cell table:style-name="ce57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3H30M00S" calcext:value-type="time">
            <text:p>13:30:00</text:p>
          </table:table-cell>
          <table:table-cell table:style-name="ce87" office:value-type="time" office:time-value="PT14H10M00S" calcext:value-type="time">
            <text:p>14:10:00</text:p>
          </table:table-cell>
          <table:table-cell table:style-name="ce95" table:formula="of:=([.E111] - [.D111])*24" office:value-type="float" office:value="0.666666666666667" calcext:value-type="float">
            <text:p>0,67</text:p>
          </table:table-cell>
          <table:covered-table-cell table:style-name="ce103"/>
          <table:covered-table-cell table:style-name="ce94"/>
          <table:table-cell table:style-name="ce57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04M00S" calcext:value-type="time">
            <text:p>17:04:00</text:p>
          </table:table-cell>
          <table:table-cell table:style-name="ce87" office:value-type="time" office:time-value="PT20H58M00S" calcext:value-type="time">
            <text:p>20:58:00</text:p>
          </table:table-cell>
          <table:table-cell table:style-name="ce95" table:formula="of:=([.E112] - [.D112])*24" office:value-type="float" office:value="3.9" calcext:value-type="float">
            <text:p>3,90</text:p>
          </table:table-cell>
          <table:covered-table-cell table:style-name="ce103"/>
          <table:covered-table-cell table:style-name="ce94"/>
          <table:table-cell table:style-name="ce58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5M00S" calcext:value-type="time">
            <text:p>21:55:00</text:p>
          </table:table-cell>
          <table:table-cell table:style-name="ce87" office:value-type="time" office:time-value="PT23H35M00S" calcext:value-type="time">
            <text:p>23:35:00</text:p>
          </table:table-cell>
          <table:table-cell table:style-name="ce95" table:formula="of:=([.E113] - [.D113])*24" office:value-type="float" office:value="1.66666666666667" calcext:value-type="float">
            <text:p>1,67</text:p>
          </table:table-cell>
          <table:covered-table-cell table:style-name="ce103"/>
          <table:covered-table-cell table:style-name="ce94"/>
          <table:table-cell table:style-name="ce59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90" table:number-columns-repeated="2"/>
          <table:table-cell table:style-name="ce94"/>
          <table:table-cell table:style-name="ce103"/>
          <table:table-cell table:style-name="ce94"/>
          <table:table-cell table:style-name="ce50"/>
          <table:table-cell table:number-columns-repeated="1012"/>
        </table:table-row>
        <table:table-row table:style-name="ro1" table:number-rows-repeated="104846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.00.0000</text:date>, <text:time style:data-style-name="N2" text:time-value="23:36:08.0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23:48:40.624000000</dc:date>
    <meta:editing-duration>P5DT12H35M6S</meta:editing-duration>
    <meta:editing-cycles>446</meta:editing-cycles>
    <meta:generator>LibreOffice/7.3.2.2$Windows_X86_64 LibreOffice_project/49f2b1bff42cfccbd8f788c8dc32c1c309559be0</meta:generator>
    <meta:document-statistic meta:table-count="2" meta:cell-count="897" meta:object-count="0"/>
  </office:meta>
</office:document-meta>
</file>